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adornments="Bold Ital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svg:stroke-width="0.05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>
      <style:graphic-properties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7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svg:stroke-width="0.05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svg:stroke-width="0.05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svg:stroke-width="0.05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5cm" fo:padding-bottom="0.05cm" fo:padding-left="0.175cm" fo:padding-right="0.1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5cm" fo:padding-bottom="0.05cm" fo:padding-left="0.175cm" fo:padding-right="0.1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2">
      <style:graphic-properties draw:stroke="solid" draw:stroke-dash="Dashed_20__28_var_29__20_2" svg:stroke-width="0.05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d1616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gradient" draw:fill-color="#666666" draw:secondary-fill-color="#cfe7e5" draw:fill-gradient-name="Dark_20_Grey_20_Linear_20_B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gradient" draw:fill-color="#666666" draw:secondary-fill-color="#cfe7e5" draw:fill-gradient-name="Dark_20_Grey_20_Linear_20_B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2">
      <style:graphic-properties draw:stroke="solid" svg:stroke-width="0.05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6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2">
      <style:graphic-properties draw:stroke="solid" svg:stroke-width="0.05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1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>
      <style:graphic-properties draw:stroke="dash" draw:stroke-dash="Fine_20_Dashed" draw:textarea-vertical-align="middle"/>
    </style:style>
    <style:style style:name="gr3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62" style:family="graphic" style:parent-style-name="standard">
      <style:graphic-properties draw:stroke="none" draw:fill="none" fo:min-height="0.713cm"/>
    </style:style>
    <style:style style:name="gr3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364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5cm" fo:padding-bottom="0.05cm" fo:padding-left="0.175cm" fo:padding-right="0.1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5cm" fo:padding-bottom="0.05cm" fo:padding-left="0.175cm" fo:padding-right="0.1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d1616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2">
      <style:graphic-properties draw:stroke="solid" draw:stroke-dash="Dashed_20__28_var_29__20_2" svg:stroke-width="0.05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2">
      <style:graphic-properties draw:stroke="solid" draw:stroke-dash="Dashed_20__28_var_29__20_2" svg:stroke-width="0.05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2">
      <style:graphic-properties draw:stroke="solid" draw:stroke-dash="Dashed_20__28_var_29__20_2" svg:stroke-width="0.05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2">
      <style:graphic-properties draw:stroke="solid" draw:stroke-dash="Dashed_20__28_var_29__20_2" svg:stroke-width="0.05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f7f7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f7f7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f7f7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f7f7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f7f7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f7f7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f7f7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f7f7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" draw:text-style-name="P1" draw:layer="layout" svg:width="2.276cm" svg:height="1.416cm" svg:x="6.321cm" svg:y="14.339cm" svg:viewBox="0 0 2277 1417" svg:d="M4 1417c240 0 2273-506 2273-962 0-455-547-455-788-455 0 152-1573 304-1485 1417z">
            <text:p/>
          </draw:path>
          <draw:g>
            <draw:polygon draw:style-name="gr2" draw:text-style-name="P1" draw:layer="layout" svg:width="4.114cm" svg:height="2.378cm" svg:x="3.871cm" svg:y="13.124cm" svg:viewBox="0 0 4115 2379" draw:points="2451,2379 0,962 1663,0 4115,1417">
              <text:p/>
            </draw:polygon>
            <draw:polygon draw:style-name="gr3" draw:text-style-name="P2" draw:layer="layout" svg:width="2.713cm" svg:height="1.568cm" svg:x="4.834cm" svg:y="13.377cm" svg:viewBox="0 0 2714 1569" draw:points="0,405 700,0 2714,1164 2014,1569">
              <text:p/>
            </draw:polygon>
            <draw:polygon draw:style-name="gr4" draw:text-style-name="P1" draw:layer="layout" svg:width="2.45cm" svg:height="3.643cm" svg:x="5.534cm" svg:y="10.898cm" svg:viewBox="0 0 2451 3644" draw:points="0,2227 0,0 2451,1417 2451,3644">
              <text:p/>
            </draw:polygon>
            <draw:polygon draw:style-name="gr5" draw:text-style-name="P1" draw:layer="layout" svg:width="2.275cm" svg:height="3.187cm" svg:x="5.622cm" svg:y="11.049cm" svg:viewBox="0 0 2276 3188" draw:points="0,1872 0,0 2276,1316 2276,3188">
              <text:p/>
            </draw:polygon>
            <draw:polygon draw:style-name="gr6" draw:text-style-name="P1" draw:layer="layout" svg:width="2.538cm" svg:height="1.467cm" svg:x="5.534cm" svg:y="10.847cm" svg:viewBox="0 0 2539 1468" draw:points="2451,1468 0,51 88,0 2539,1417">
              <text:p/>
            </draw:polygon>
            <draw:polygon draw:style-name="gr7" draw:text-style-name="P1" draw:layer="layout" svg:width="0.087cm" svg:height="2.276cm" svg:x="7.986cm" svg:y="12.264cm" svg:viewBox="0 0 88 2277" draw:points="0,2277 0,51 88,0 88,2227">
              <text:p/>
            </draw:polygon>
            <draw:polygon draw:style-name="gr8" draw:text-style-name="P1" draw:layer="layout" svg:width="1.662cm" svg:height="1.214cm" svg:x="6.322cm" svg:y="14.541cm" svg:viewBox="0 0 1663 1215" draw:points="0,1215 0,962 1663,0 1663,253">
              <text:p/>
            </draw:polygon>
            <draw:line draw:style-name="gr9" draw:text-style-name="P1" draw:layer="layout" svg:x1="5.009cm" svg:y1="13.681cm" svg:x2="7.023cm" svg:y2="14.845cm">
              <text:p/>
            </draw:line>
            <draw:line draw:style-name="gr10" draw:text-style-name="P1" draw:layer="layout" svg:x1="5.184cm" svg:y1="13.58cm" svg:x2="7.198cm" svg:y2="14.744cm">
              <text:p/>
            </draw:line>
            <draw:line draw:style-name="gr11" draw:text-style-name="P1" draw:layer="layout" svg:x1="5.359cm" svg:y1="13.479cm" svg:x2="7.373cm" svg:y2="14.643cm">
              <text:p/>
            </draw:line>
            <draw:line draw:style-name="gr12" draw:text-style-name="P1" draw:layer="layout" svg:x1="7.11cm" svg:y1="14.491cm" svg:x2="7.285cm" svg:y2="14.39cm">
              <text:p/>
            </draw:line>
            <draw:line draw:style-name="gr13" draw:text-style-name="P1" draw:layer="layout" svg:x1="6.935cm" svg:y1="14.389cm" svg:x2="7.11cm" svg:y2="14.288cm">
              <text:p/>
            </draw:line>
            <draw:line draw:style-name="gr14" draw:text-style-name="P1" draw:layer="layout" svg:x1="6.76cm" svg:y1="14.288cm" svg:x2="6.935cm" svg:y2="14.187cm">
              <text:p/>
            </draw:line>
            <draw:line draw:style-name="gr15" draw:text-style-name="P1" draw:layer="layout" svg:x1="6.848cm" svg:y1="14.541cm" svg:x2="7.023cm" svg:y2="14.44cm">
              <text:p/>
            </draw:line>
            <draw:line draw:style-name="gr16" draw:text-style-name="P1" draw:layer="layout" svg:x1="6.673cm" svg:y1="14.44cm" svg:x2="6.848cm" svg:y2="14.339cm">
              <text:p/>
            </draw:line>
            <draw:line draw:style-name="gr17" draw:text-style-name="P1" draw:layer="layout" svg:x1="6.498cm" svg:y1="14.339cm" svg:x2="6.673cm" svg:y2="14.238cm">
              <text:p/>
            </draw:line>
            <draw:line draw:style-name="gr18" draw:text-style-name="P1" draw:layer="layout" svg:x1="6.585cm" svg:y1="14.187cm" svg:x2="6.76cm" svg:y2="14.086cm">
              <text:p/>
            </draw:line>
            <draw:line draw:style-name="gr19" draw:text-style-name="P1" draw:layer="layout" svg:x1="6.322cm" svg:y1="14.237cm" svg:x2="6.497cm" svg:y2="14.136cm">
              <text:p/>
            </draw:line>
            <draw:line draw:style-name="gr20" draw:text-style-name="P1" draw:layer="layout" svg:x1="6.41cm" svg:y1="14.086cm" svg:x2="6.585cm" svg:y2="13.985cm">
              <text:p/>
            </draw:line>
            <draw:line draw:style-name="gr21" draw:text-style-name="P1" draw:layer="layout" svg:x1="6.235cm" svg:y1="13.984cm" svg:x2="6.41cm" svg:y2="13.883cm">
              <text:p/>
            </draw:line>
            <draw:line draw:style-name="gr22" draw:text-style-name="P1" draw:layer="layout" svg:x1="6.06cm" svg:y1="13.883cm" svg:x2="6.235cm" svg:y2="13.782cm">
              <text:p/>
            </draw:line>
            <draw:line draw:style-name="gr23" draw:text-style-name="P1" draw:layer="layout" svg:x1="6.147cm" svg:y1="14.136cm" svg:x2="6.322cm" svg:y2="14.035cm">
              <text:p/>
            </draw:line>
            <draw:line draw:style-name="gr24" draw:text-style-name="P1" draw:layer="layout" svg:x1="5.972cm" svg:y1="14.035cm" svg:x2="6.147cm" svg:y2="13.934cm">
              <text:p/>
            </draw:line>
            <draw:line draw:style-name="gr25" draw:text-style-name="P1" draw:layer="layout" svg:x1="5.797cm" svg:y1="13.934cm" svg:x2="5.972cm" svg:y2="13.833cm">
              <text:p/>
            </draw:line>
            <draw:line draw:style-name="gr26" draw:text-style-name="P1" draw:layer="layout" svg:x1="5.885cm" svg:y1="13.782cm" svg:x2="6.06cm" svg:y2="13.681cm">
              <text:p/>
            </draw:line>
            <draw:line draw:style-name="gr27" draw:text-style-name="P1" draw:layer="layout" svg:x1="5.622cm" svg:y1="13.833cm" svg:x2="5.797cm" svg:y2="13.732cm">
              <text:p/>
            </draw:line>
            <draw:line draw:style-name="gr28" draw:text-style-name="P1" draw:layer="layout" svg:x1="5.71cm" svg:y1="13.681cm" svg:x2="5.885cm" svg:y2="13.58cm">
              <text:p/>
            </draw:line>
            <draw:line draw:style-name="gr29" draw:text-style-name="P1" draw:layer="layout" svg:x1="5.534cm" svg:y1="13.58cm" svg:x2="5.709cm" svg:y2="13.479cm">
              <text:p/>
            </draw:line>
            <draw:line draw:style-name="gr30" draw:text-style-name="P1" draw:layer="layout" svg:x1="5.447cm" svg:y1="13.731cm" svg:x2="5.622cm" svg:y2="13.63cm">
              <text:p/>
            </draw:line>
            <draw:line draw:style-name="gr31" draw:text-style-name="P1" draw:layer="layout" svg:x1="6.585cm" svg:y1="14.592cm" svg:x2="6.76cm" svg:y2="14.491cm">
              <text:p/>
            </draw:line>
            <draw:line draw:style-name="gr32" draw:text-style-name="P1" draw:layer="layout" svg:x1="6.41cm" svg:y1="14.491cm" svg:x2="6.585cm" svg:y2="14.39cm">
              <text:p/>
            </draw:line>
            <draw:line draw:style-name="gr33" draw:text-style-name="P1" draw:layer="layout" svg:x1="6.235cm" svg:y1="14.389cm" svg:x2="6.41cm" svg:y2="14.288cm">
              <text:p/>
            </draw:line>
            <draw:line draw:style-name="gr34" draw:text-style-name="P1" draw:layer="layout" svg:x1="6.147cm" svg:y1="14.541cm" svg:x2="6.322cm" svg:y2="14.44cm">
              <text:p/>
            </draw:line>
            <draw:line draw:style-name="gr35" draw:text-style-name="P1" draw:layer="layout" svg:x1="5.972cm" svg:y1="14.44cm" svg:x2="6.147cm" svg:y2="14.339cm">
              <text:p/>
            </draw:line>
            <draw:line draw:style-name="gr36" draw:text-style-name="P1" draw:layer="layout" svg:x1="6.06cm" svg:y1="14.288cm" svg:x2="6.235cm" svg:y2="14.187cm">
              <text:p/>
            </draw:line>
            <draw:line draw:style-name="gr37" draw:text-style-name="P1" draw:layer="layout" svg:x1="5.885cm" svg:y1="14.187cm" svg:x2="6.06cm" svg:y2="14.086cm">
              <text:p/>
            </draw:line>
            <draw:line draw:style-name="gr38" draw:text-style-name="P1" draw:layer="layout" svg:x1="5.71cm" svg:y1="14.086cm" svg:x2="5.885cm" svg:y2="13.985cm">
              <text:p/>
            </draw:line>
            <draw:line draw:style-name="gr39" draw:text-style-name="P1" draw:layer="layout" svg:x1="5.534cm" svg:y1="13.984cm" svg:x2="5.709cm" svg:y2="13.883cm">
              <text:p/>
            </draw:line>
            <draw:line draw:style-name="gr40" draw:text-style-name="P1" draw:layer="layout" svg:x1="5.272cm" svg:y1="14.035cm" svg:x2="5.447cm" svg:y2="13.934cm">
              <text:p/>
            </draw:line>
            <draw:line draw:style-name="gr41" draw:text-style-name="P1" draw:layer="layout" svg:x1="5.359cm" svg:y1="13.883cm" svg:x2="5.534cm" svg:y2="13.782cm">
              <text:p/>
            </draw:line>
            <draw:line draw:style-name="gr42" draw:text-style-name="P1" draw:layer="layout" svg:x1="5.097cm" svg:y1="13.934cm" svg:x2="5.272cm" svg:y2="13.833cm">
              <text:p/>
            </draw:line>
            <draw:line draw:style-name="gr43" draw:text-style-name="P1" draw:layer="layout" svg:x1="6.498cm" svg:y1="14.744cm" svg:x2="6.673cm" svg:y2="14.643cm">
              <text:p/>
            </draw:line>
            <draw:line draw:style-name="gr44" draw:text-style-name="P1" draw:layer="layout" svg:x1="6.322cm" svg:y1="14.642cm" svg:x2="6.497cm" svg:y2="14.541cm">
              <text:p/>
            </draw:line>
            <draw:polygon draw:style-name="gr45" draw:text-style-name="P1" draw:layer="layout" svg:width="2.45cm" svg:height="1.669cm" svg:x="3.871cm" svg:y="14.086cm" svg:viewBox="0 0 2451 1670" draw:points="0,253 0,0 2451,1417 2451,1670">
              <text:p/>
            </draw:polygon>
            <draw:polygon draw:style-name="gr46" draw:text-style-name="P1" draw:layer="layout" svg:width="4.201cm" svg:height="4.908cm" svg:x="3.871cm" svg:y="10.847cm" svg:viewBox="0 0 4202 4909" draw:points="1751,0 4202,1417 4202,3644 4115,3694 4115,3947 2451,4909 0,3492 0,3239 1663,2277 1663,51">
              <text:p/>
            </draw:polygon>
            <draw:polygon draw:style-name="gr47" draw:text-style-name="P1" draw:layer="layout" svg:width="1.05cm" svg:height="0.606cm" svg:x="4.922cm" svg:y="14.238cm" svg:viewBox="0 0 1051 607" draw:points="0,253 438,0 1051,354 613,607">
              <text:p/>
            </draw:polygon>
            <draw:line draw:style-name="gr48" draw:text-style-name="P1" draw:layer="layout" svg:x1="7.023cm" svg:y1="14.642cm" svg:x2="7.198cm" svg:y2="14.541cm">
              <text:p/>
            </draw:line>
            <draw:line draw:style-name="gr49" draw:text-style-name="P1" draw:layer="layout" svg:x1="6.76cm" svg:y1="14.693cm" svg:x2="6.935cm" svg:y2="14.592cm">
              <text:p/>
            </draw:line>
          </draw:g>
        </draw:g>
        <draw:g xml:id="id5" draw:id="id5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50" draw:text-style-name="P1" draw:layer="layout" svg:width="2.639cm" svg:height="1.646cm" svg:x="21.601cm" svg:y="14.552cm" svg:viewBox="0 0 2640 1647" svg:d="M2 1647c710 0 2562-371 2633-906s-588-741-783-741c0 124-1921 741-1850 1647z">
            <text:p/>
          </draw:path>
          <draw:g>
            <draw:polygon draw:style-name="gr51" draw:text-style-name="P1" draw:layer="layout" svg:width="1.423cm" svg:height="3.745cm" svg:x="20.177cm" svg:y="12.494cm" svg:viewBox="0 0 1424 3746" draw:points="0,2923 0,0 1424,823 1424,3746">
              <text:p/>
            </draw:polygon>
            <draw:polygon draw:style-name="gr52" draw:text-style-name="P1" draw:layer="layout" svg:width="2.136cm" svg:height="4.116cm" svg:x="21.601cm" svg:y="12.082cm" svg:viewBox="0 0 2137 4117" draw:points="0,4117 0,1235 2137,0 2137,2882">
              <text:p/>
            </draw:polygon>
            <draw:polygon draw:style-name="gr53" draw:text-style-name="P1" draw:layer="layout" svg:width="3.56cm" svg:height="2.057cm" svg:x="20.177cm" svg:y="11.259cm" svg:viewBox="0 0 3561 2058" draw:points="1424,2058 0,1235 2137,0 3561,823">
              <text:p/>
            </draw:polygon>
            <draw:polygon draw:style-name="gr54" draw:text-style-name="P1" draw:layer="layout" svg:width="3.56cm" svg:height="4.939cm" svg:x="20.177cm" svg:y="11.259cm" svg:viewBox="0 0 3561 4940" draw:points="0,4117 0,1235 2137,0 3561,823 3561,3705 1424,4940">
              <text:p/>
            </draw:polygon>
            <draw:line draw:style-name="gr55" draw:text-style-name="P1" draw:layer="layout" svg:x1="21.459cm" svg:y1="15.417cm" svg:x2="20.319cm" svg:y2="14.758cm">
              <text:p/>
            </draw:line>
            <draw:line draw:style-name="gr56" draw:text-style-name="P1" draw:layer="layout" svg:x1="21.459cm" svg:y1="15.747cm" svg:x2="20.319cm" svg:y2="15.088cm">
              <text:p/>
            </draw:line>
            <draw:line draw:style-name="gr57" draw:text-style-name="P1" draw:layer="layout" svg:x1="21.459cm" svg:y1="15.582cm" svg:x2="20.319cm" svg:y2="14.923cm">
              <text:p/>
            </draw:line>
            <draw:line draw:style-name="gr58" draw:text-style-name="P1" draw:layer="layout" svg:x1="21.466cm" svg:y1="13.754cm" svg:x2="20.326cm" svg:y2="13.095cm">
              <text:p/>
            </draw:line>
            <draw:line draw:style-name="gr59" draw:text-style-name="P1" draw:layer="layout" svg:x1="20.319cm" svg:y1="12.947cm" svg:x2="20.319cm" svg:y2="13.112cm">
              <text:p/>
            </draw:line>
            <draw:line draw:style-name="gr60" draw:text-style-name="P1" draw:layer="layout" svg:x1="21.459cm" svg:y1="13.606cm" svg:x2="21.459cm" svg:y2="13.771cm">
              <text:p/>
            </draw:line>
            <draw:line draw:style-name="gr61" draw:text-style-name="P1" draw:layer="layout" svg:x1="21.459cm" svg:y1="13.606cm" svg:x2="20.319cm" svg:y2="12.947cm">
              <text:p/>
            </draw:line>
            <draw:polygon draw:style-name="gr62" draw:text-style-name="P1" draw:layer="layout" svg:width="0.141cm" svg:height="0.246cm" svg:x="20.747cm" svg:y="14.347cm" svg:viewBox="0 0 142 247" draw:points="0,165 0,0 142,82 142,247">
              <text:p/>
            </draw:polygon>
          </draw:g>
        </draw:g>
        <draw:g xml:id="id3" draw:id="id3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427cm" svg:y="-0.75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2cm" svg:y="-0.431cm"/>
          <draw:glue-point draw:id="24" svg:x="-1.894cm" svg:y="1.379cm"/>
          <draw:glue-point draw:id="25" svg:x="-0.168cm" svg:y="2.586cm"/>
          <draw:glue-point draw:id="26" svg:x="-4.206cm" svg:y="-0.568cm"/>
          <draw:path draw:style-name="gr63" draw:text-style-name="P1" draw:layer="layout" svg:width="1.303cm" svg:height="0.869cm" svg:x="14.994cm" svg:y="4.724cm" svg:viewBox="0 0 1304 870" svg:d="M0 870c276 0 1304-290 1304-522s-25-348-301-348c0 174-1003 637-1003 870z">
            <text:p/>
          </draw:path>
          <draw:g>
            <draw:polygon draw:style-name="gr64" draw:text-style-name="P1" draw:layer="layout" svg:width="2.206cm" svg:height="1.739cm" svg:x="12.787cm" svg:y="3.854cm" svg:viewBox="0 0 2207 1740" draw:points="0,464 0,0 2207,1276 2207,1740">
              <text:p/>
            </draw:polygon>
            <draw:polygon draw:style-name="gr65" draw:text-style-name="P1" draw:layer="layout" svg:width="1.002cm" svg:height="1.043cm" svg:x="14.994cm" svg:y="4.55cm" svg:viewBox="0 0 1003 1044" draw:points="0,1044 0,580 1003,0 1003,464">
              <text:p/>
            </draw:polygon>
            <draw:polygon draw:style-name="gr66" draw:text-style-name="P1" draw:layer="layout" svg:width="3.21cm" svg:height="1.855cm" svg:x="12.787cm" svg:y="3.274cm" svg:viewBox="0 0 3211 1856" draw:points="2207,1856 0,580 1003,0 3211,1276">
              <text:p/>
            </draw:polygon>
            <draw:polygon draw:style-name="gr67" draw:text-style-name="P1" draw:layer="layout" svg:width="0.2cm" svg:height="0.347cm" svg:x="14.693cm" svg:y="5.072cm" svg:viewBox="0 0 201 348" draw:points="0,232 0,0 201,116 201,348">
              <text:p/>
            </draw:polygon>
            <draw:polygon draw:style-name="gr68" draw:text-style-name="P1" draw:layer="layout" svg:width="3.21cm" svg:height="2.319cm" svg:x="12.787cm" svg:y="3.274cm" svg:viewBox="0 0 3211 2320" draw:points="0,1044 0,580 1003,0 3211,1276 3211,1740 2207,2320">
              <text:p/>
            </draw:polygon>
            <draw:polygon draw:style-name="gr69" draw:text-style-name="P1" draw:layer="layout" svg:width="0.099cm" svg:height="0.173cm" svg:x="12.988cm" svg:y="4.144cm" svg:viewBox="0 0 100 174" draw:points="0,116 0,0 100,58 100,174">
              <text:p/>
            </draw:polygon>
            <draw:polygon draw:style-name="gr70" draw:text-style-name="P1" draw:layer="layout" svg:width="0.099cm" svg:height="0.173cm" svg:x="13.188cm" svg:y="4.26cm" svg:viewBox="0 0 100 174" draw:points="0,116 0,0 100,58 100,174">
              <text:p/>
            </draw:polygon>
            <draw:polygon draw:style-name="gr71" draw:text-style-name="P1" draw:layer="layout" svg:width="0.099cm" svg:height="0.173cm" svg:x="13.389cm" svg:y="4.376cm" svg:viewBox="0 0 100 174" draw:points="0,116 0,0 100,58 100,174">
              <text:p/>
            </draw:polygon>
            <draw:polygon draw:style-name="gr72" draw:text-style-name="P1" draw:layer="layout" svg:width="0.099cm" svg:height="0.173cm" svg:x="13.59cm" svg:y="4.492cm" svg:viewBox="0 0 100 174" draw:points="0,116 0,0 100,58 100,174">
              <text:p/>
            </draw:polygon>
            <draw:polygon draw:style-name="gr73" draw:text-style-name="P1" draw:layer="layout" svg:width="0.099cm" svg:height="0.173cm" svg:x="13.79cm" svg:y="4.608cm" svg:viewBox="0 0 100 174" draw:points="0,116 0,0 100,58 100,174">
              <text:p/>
            </draw:polygon>
            <draw:polygon draw:style-name="gr74" draw:text-style-name="P1" draw:layer="layout" svg:width="0.099cm" svg:height="0.173cm" svg:x="13.991cm" svg:y="4.724cm" svg:viewBox="0 0 100 174" draw:points="0,116 0,0 100,58 100,174">
              <text:p/>
            </draw:polygon>
            <draw:polygon draw:style-name="gr75" draw:text-style-name="P1" draw:layer="layout" svg:width="0.099cm" svg:height="0.173cm" svg:x="14.192cm" svg:y="4.84cm" svg:viewBox="0 0 100 174" draw:points="0,116 0,0 100,58 100,174">
              <text:p/>
            </draw:polygon>
            <draw:polygon draw:style-name="gr76" draw:text-style-name="P1" draw:layer="layout" svg:width="0.099cm" svg:height="0.173cm" svg:x="14.392cm" svg:y="4.956cm" svg:viewBox="0 0 100 174" draw:points="0,116 0,0 100,58 100,174">
              <text:p/>
            </draw:polygon>
          </draw:g>
        </draw:g>
        <draw:g xml:id="id2" draw:id="id2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427cm" svg:y="-0.75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2cm" svg:y="-0.431cm"/>
          <draw:glue-point draw:id="24" svg:x="-1.894cm" svg:y="1.379cm"/>
          <draw:glue-point draw:id="25" svg:x="-0.168cm" svg:y="2.586cm"/>
          <draw:path draw:style-name="gr77" draw:text-style-name="P1" draw:layer="layout" svg:width="1.303cm" svg:height="0.869cm" svg:x="9.319cm" svg:y="8.153cm" svg:viewBox="0 0 1304 870" svg:d="M0 870c276 0 1304-290 1304-522s-25-348-301-348c0 174-1003 637-1003 870z">
            <text:p/>
          </draw:path>
          <draw:g>
            <draw:polygon draw:style-name="gr78" draw:text-style-name="P1" draw:layer="layout" svg:width="2.206cm" svg:height="1.739cm" svg:x="7.112cm" svg:y="7.283cm" svg:viewBox="0 0 2207 1740" draw:points="0,464 0,0 2207,1276 2207,1740">
              <text:p/>
            </draw:polygon>
            <draw:polygon draw:style-name="gr79" draw:text-style-name="P1" draw:layer="layout" svg:width="1.002cm" svg:height="1.043cm" svg:x="9.319cm" svg:y="7.979cm" svg:viewBox="0 0 1003 1044" draw:points="0,1044 0,580 1003,0 1003,464">
              <text:p/>
            </draw:polygon>
            <draw:polygon draw:style-name="gr80" draw:text-style-name="P1" draw:layer="layout" svg:width="3.21cm" svg:height="1.855cm" svg:x="7.112cm" svg:y="6.703cm" svg:viewBox="0 0 3211 1856" draw:points="2207,1856 0,580 1003,0 3211,1276">
              <text:p/>
            </draw:polygon>
            <draw:polygon draw:style-name="gr81" draw:text-style-name="P1" draw:layer="layout" svg:width="0.2cm" svg:height="0.347cm" svg:x="9.018cm" svg:y="8.501cm" svg:viewBox="0 0 201 348" draw:points="0,232 0,0 201,116 201,348">
              <text:p/>
            </draw:polygon>
            <draw:polygon draw:style-name="gr82" draw:text-style-name="P1" draw:layer="layout" svg:width="3.21cm" svg:height="2.319cm" svg:x="7.112cm" svg:y="6.703cm" svg:viewBox="0 0 3211 2320" draw:points="0,1044 0,580 1003,0 3211,1276 3211,1740 2207,2320">
              <text:p/>
            </draw:polygon>
            <draw:polygon draw:style-name="gr83" draw:text-style-name="P1" draw:layer="layout" svg:width="0.099cm" svg:height="0.173cm" svg:x="7.313cm" svg:y="7.573cm" svg:viewBox="0 0 100 174" draw:points="0,116 0,0 100,58 100,174">
              <text:p/>
            </draw:polygon>
            <draw:polygon draw:style-name="gr84" draw:text-style-name="P1" draw:layer="layout" svg:width="0.099cm" svg:height="0.173cm" svg:x="7.513cm" svg:y="7.689cm" svg:viewBox="0 0 100 174" draw:points="0,116 0,0 100,58 100,174">
              <text:p/>
            </draw:polygon>
            <draw:polygon draw:style-name="gr85" draw:text-style-name="P1" draw:layer="layout" svg:width="0.099cm" svg:height="0.173cm" svg:x="7.714cm" svg:y="7.805cm" svg:viewBox="0 0 100 174" draw:points="0,116 0,0 100,58 100,174">
              <text:p/>
            </draw:polygon>
            <draw:polygon draw:style-name="gr86" draw:text-style-name="P1" draw:layer="layout" svg:width="0.099cm" svg:height="0.173cm" svg:x="7.915cm" svg:y="7.921cm" svg:viewBox="0 0 100 174" draw:points="0,116 0,0 100,58 100,174">
              <text:p/>
            </draw:polygon>
            <draw:polygon draw:style-name="gr87" draw:text-style-name="P1" draw:layer="layout" svg:width="0.099cm" svg:height="0.173cm" svg:x="8.115cm" svg:y="8.037cm" svg:viewBox="0 0 100 174" draw:points="0,116 0,0 100,58 100,174">
              <text:p/>
            </draw:polygon>
            <draw:polygon draw:style-name="gr88" draw:text-style-name="P1" draw:layer="layout" svg:width="0.099cm" svg:height="0.173cm" svg:x="8.316cm" svg:y="8.153cm" svg:viewBox="0 0 100 174" draw:points="0,116 0,0 100,58 100,174">
              <text:p/>
            </draw:polygon>
            <draw:polygon draw:style-name="gr89" draw:text-style-name="P1" draw:layer="layout" svg:width="0.099cm" svg:height="0.173cm" svg:x="8.517cm" svg:y="8.269cm" svg:viewBox="0 0 100 174" draw:points="0,116 0,0 100,58 100,174">
              <text:p/>
            </draw:polygon>
            <draw:polygon draw:style-name="gr90" draw:text-style-name="P1" draw:layer="layout" svg:width="0.099cm" svg:height="0.173cm" svg:x="8.717cm" svg:y="8.385cm" svg:viewBox="0 0 100 174" draw:points="0,116 0,0 100,58 100,174">
              <text:p/>
            </draw:polygon>
          </draw:g>
        </draw:g>
        <draw:g xml:id="id4" draw:id="id4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427cm" svg:y="-0.75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2cm" svg:y="-0.431cm"/>
          <draw:glue-point draw:id="24" svg:x="-1.894cm" svg:y="1.379cm"/>
          <draw:glue-point draw:id="25" svg:x="-0.168cm" svg:y="2.586cm"/>
          <draw:path draw:style-name="gr91" draw:text-style-name="P1" draw:layer="layout" svg:width="1.303cm" svg:height="0.869cm" svg:x="19.903cm" svg:y="8.153cm" svg:viewBox="0 0 1304 870" svg:d="M0 870c276 0 1304-290 1304-522s-25-348-301-348c0 174-1003 637-1003 870z">
            <text:p/>
          </draw:path>
          <draw:g>
            <draw:polygon draw:style-name="gr92" draw:text-style-name="P1" draw:layer="layout" svg:width="2.206cm" svg:height="1.739cm" svg:x="17.696cm" svg:y="7.283cm" svg:viewBox="0 0 2207 1740" draw:points="0,464 0,0 2207,1276 2207,1740">
              <text:p/>
            </draw:polygon>
            <draw:polygon draw:style-name="gr93" draw:text-style-name="P1" draw:layer="layout" svg:width="1.002cm" svg:height="1.043cm" svg:x="19.903cm" svg:y="7.979cm" svg:viewBox="0 0 1003 1044" draw:points="0,1044 0,580 1003,0 1003,464">
              <text:p/>
            </draw:polygon>
            <draw:polygon draw:style-name="gr94" draw:text-style-name="P1" draw:layer="layout" svg:width="3.21cm" svg:height="1.855cm" svg:x="17.696cm" svg:y="6.703cm" svg:viewBox="0 0 3211 1856" draw:points="2207,1856 0,580 1003,0 3211,1276">
              <text:p/>
            </draw:polygon>
            <draw:polygon draw:style-name="gr95" draw:text-style-name="P1" draw:layer="layout" svg:width="0.2cm" svg:height="0.347cm" svg:x="19.602cm" svg:y="8.501cm" svg:viewBox="0 0 201 348" draw:points="0,232 0,0 201,116 201,348">
              <text:p/>
            </draw:polygon>
            <draw:polygon draw:style-name="gr96" draw:text-style-name="P1" draw:layer="layout" svg:width="3.21cm" svg:height="2.319cm" svg:x="17.696cm" svg:y="6.703cm" svg:viewBox="0 0 3211 2320" draw:points="0,1044 0,580 1003,0 3211,1276 3211,1740 2207,2320">
              <text:p/>
            </draw:polygon>
            <draw:polygon draw:style-name="gr97" draw:text-style-name="P1" draw:layer="layout" svg:width="0.099cm" svg:height="0.173cm" svg:x="17.897cm" svg:y="7.573cm" svg:viewBox="0 0 100 174" draw:points="0,116 0,0 100,58 100,174">
              <text:p/>
            </draw:polygon>
            <draw:polygon draw:style-name="gr98" draw:text-style-name="P1" draw:layer="layout" svg:width="0.099cm" svg:height="0.173cm" svg:x="18.097cm" svg:y="7.689cm" svg:viewBox="0 0 100 174" draw:points="0,116 0,0 100,58 100,174">
              <text:p/>
            </draw:polygon>
            <draw:polygon draw:style-name="gr99" draw:text-style-name="P1" draw:layer="layout" svg:width="0.099cm" svg:height="0.173cm" svg:x="18.298cm" svg:y="7.805cm" svg:viewBox="0 0 100 174" draw:points="0,116 0,0 100,58 100,174">
              <text:p/>
            </draw:polygon>
            <draw:polygon draw:style-name="gr100" draw:text-style-name="P1" draw:layer="layout" svg:width="0.099cm" svg:height="0.173cm" svg:x="18.499cm" svg:y="7.921cm" svg:viewBox="0 0 100 174" draw:points="0,116 0,0 100,58 100,174">
              <text:p/>
            </draw:polygon>
            <draw:polygon draw:style-name="gr101" draw:text-style-name="P1" draw:layer="layout" svg:width="0.099cm" svg:height="0.173cm" svg:x="18.699cm" svg:y="8.037cm" svg:viewBox="0 0 100 174" draw:points="0,116 0,0 100,58 100,174">
              <text:p/>
            </draw:polygon>
            <draw:polygon draw:style-name="gr102" draw:text-style-name="P1" draw:layer="layout" svg:width="0.099cm" svg:height="0.173cm" svg:x="18.9cm" svg:y="8.153cm" svg:viewBox="0 0 100 174" draw:points="0,116 0,0 100,58 100,174">
              <text:p/>
            </draw:polygon>
            <draw:polygon draw:style-name="gr103" draw:text-style-name="P1" draw:layer="layout" svg:width="0.099cm" svg:height="0.173cm" svg:x="19.101cm" svg:y="8.269cm" svg:viewBox="0 0 100 174" draw:points="0,116 0,0 100,58 100,174">
              <text:p/>
            </draw:polygon>
            <draw:polygon draw:style-name="gr104" draw:text-style-name="P1" draw:layer="layout" svg:width="0.099cm" svg:height="0.173cm" svg:x="19.301cm" svg:y="8.385cm" svg:viewBox="0 0 100 174" draw:points="0,116 0,0 100,58 100,174">
              <text:p/>
            </draw:polygon>
          </draw:g>
        </draw:g>
        <draw:connector draw:style-name="gr105" draw:text-style-name="P3" draw:layer="layout" draw:line-skew="-0.045cm" svg:x1="6.934cm" svg:y1="11.606cm" svg:x2="8.809cm" svg:y2="8.462cm" draw:start-shape="id1" draw:start-glue-point="5" draw:end-shape="id2" draw:end-glue-point="25" svg:d="M6934 11606v-1716h1875v-1428" svg:viewBox="0 0 1876 3145">
          <text:p/>
        </draw:connector>
        <draw:connector draw:style-name="gr105" draw:text-style-name="P3" draw:layer="layout" svg:x1="9.218cm" svg:y1="7.341cm" svg:x2="13.69cm" svg:y2="4.84cm" draw:start-shape="id2" draw:start-glue-point="18" draw:end-shape="id3" draw:end-glue-point="8" svg:d="M9218 7341v-1192h4472v-1309" svg:viewBox="0 0 4473 2502">
          <text:p/>
        </draw:connector>
        <draw:connector draw:style-name="gr105" draw:text-style-name="P3" draw:layer="layout" svg:x1="14.484cm" svg:y1="5.033cm" svg:x2="19.802cm" svg:y2="7.341cm" draw:start-shape="id3" draw:start-glue-point="25" draw:end-shape="id4" draw:end-glue-point="18" svg:d="M14484 5033v1116h5318v1192" svg:viewBox="0 0 5319 2309">
          <text:p/>
        </draw:connector>
        <draw:connector draw:style-name="gr105" draw:text-style-name="P3" draw:layer="layout" draw:line-skew="-0.251cm" svg:x1="19.393cm" svg:y1="8.462cm" svg:x2="22.209cm" svg:y2="11.259cm" draw:start-shape="id4" draw:start-glue-point="25" draw:end-shape="id5" svg:d="M19393 8462v1428h2816v1369" svg:viewBox="0 0 2817 2798">
          <text:p/>
        </draw:connector>
        <draw:frame draw:style-name="gr106" draw:layer="layout" svg:width="1.277cm" svg:height="0.962cm" svg:x="13.439cm" svg:y="2.27cm">
          <draw:text-box>
            <text:p>S1</text:p>
          </draw:text-box>
        </draw:frame>
        <draw:frame draw:style-name="gr106" draw:layer="layout" svg:width="1.277cm" svg:height="0.962cm" svg:x="7.35cm" svg:y="5.499cm">
          <draw:text-box>
            <text:p>S2</text:p>
          </draw:text-box>
        </draw:frame>
        <draw:frame draw:style-name="gr106" draw:layer="layout" svg:width="1.277cm" svg:height="0.962cm" svg:x="20.05cm" svg:y="5.572cm">
          <draw:text-box>
            <text:p>S3</text:p>
          </draw:text-box>
        </draw:frame>
        <draw:frame draw:style-name="gr106" draw:layer="layout" svg:width="1.311cm" svg:height="0.962cm" svg:x="7.477cm" svg:y="10.525cm">
          <draw:text-box>
            <text:p>H1</text:p>
          </draw:text-box>
        </draw:frame>
        <draw:frame draw:style-name="gr106" draw:layer="layout" svg:width="2.369cm" svg:height="0.962cm" svg:x="19.542cm" svg:y="10.198cm">
          <draw:text-box>
            <text:p>Server</text:p>
          </draw:text-box>
        </draw:frame>
        <draw:g xml:id="id6" draw:id="id6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07" draw:text-style-name="P1" draw:layer="layout" svg:width="2.276cm" svg:height="1.416cm" svg:x="11.959cm" svg:y="14.466cm" svg:viewBox="0 0 2277 1417" svg:d="M4 1417c240 0 2273-506 2273-962 0-455-547-455-788-455 0 152-1573 304-1485 1417z">
            <text:p/>
          </draw:path>
          <draw:g>
            <draw:polygon draw:style-name="gr108" draw:text-style-name="P1" draw:layer="layout" svg:width="4.114cm" svg:height="2.378cm" svg:x="9.509cm" svg:y="13.251cm" svg:viewBox="0 0 4115 2379" draw:points="2451,2379 0,962 1663,0 4115,1417">
              <text:p/>
            </draw:polygon>
            <draw:polygon draw:style-name="gr109" draw:text-style-name="P2" draw:layer="layout" svg:width="2.713cm" svg:height="1.568cm" svg:x="10.472cm" svg:y="13.504cm" svg:viewBox="0 0 2714 1569" draw:points="0,405 700,0 2714,1164 2014,1569">
              <text:p/>
            </draw:polygon>
            <draw:polygon draw:style-name="gr110" draw:text-style-name="P1" draw:layer="layout" svg:width="2.45cm" svg:height="3.643cm" svg:x="11.172cm" svg:y="11.025cm" svg:viewBox="0 0 2451 3644" draw:points="0,2227 0,0 2451,1417 2451,3644">
              <text:p/>
            </draw:polygon>
            <draw:polygon draw:style-name="gr111" draw:text-style-name="P1" draw:layer="layout" svg:width="2.275cm" svg:height="3.187cm" svg:x="11.26cm" svg:y="11.176cm" svg:viewBox="0 0 2276 3188" draw:points="0,1872 0,0 2276,1316 2276,3188">
              <text:p/>
            </draw:polygon>
            <draw:polygon draw:style-name="gr112" draw:text-style-name="P1" draw:layer="layout" svg:width="2.538cm" svg:height="1.467cm" svg:x="11.172cm" svg:y="10.974cm" svg:viewBox="0 0 2539 1468" draw:points="2451,1468 0,51 88,0 2539,1417">
              <text:p/>
            </draw:polygon>
            <draw:polygon draw:style-name="gr113" draw:text-style-name="P1" draw:layer="layout" svg:width="0.087cm" svg:height="2.276cm" svg:x="13.624cm" svg:y="12.391cm" svg:viewBox="0 0 88 2277" draw:points="0,2277 0,51 88,0 88,2227">
              <text:p/>
            </draw:polygon>
            <draw:polygon draw:style-name="gr114" draw:text-style-name="P1" draw:layer="layout" svg:width="1.662cm" svg:height="1.214cm" svg:x="11.96cm" svg:y="14.668cm" svg:viewBox="0 0 1663 1215" draw:points="0,1215 0,962 1663,0 1663,253">
              <text:p/>
            </draw:polygon>
            <draw:line draw:style-name="gr115" draw:text-style-name="P1" draw:layer="layout" svg:x1="10.647cm" svg:y1="13.808cm" svg:x2="12.661cm" svg:y2="14.972cm">
              <text:p/>
            </draw:line>
            <draw:line draw:style-name="gr116" draw:text-style-name="P1" draw:layer="layout" svg:x1="10.822cm" svg:y1="13.707cm" svg:x2="12.836cm" svg:y2="14.871cm">
              <text:p/>
            </draw:line>
            <draw:line draw:style-name="gr117" draw:text-style-name="P1" draw:layer="layout" svg:x1="10.997cm" svg:y1="13.606cm" svg:x2="13.011cm" svg:y2="14.77cm">
              <text:p/>
            </draw:line>
            <draw:line draw:style-name="gr118" draw:text-style-name="P1" draw:layer="layout" svg:x1="12.748cm" svg:y1="14.618cm" svg:x2="12.923cm" svg:y2="14.517cm">
              <text:p/>
            </draw:line>
            <draw:line draw:style-name="gr119" draw:text-style-name="P1" draw:layer="layout" svg:x1="12.573cm" svg:y1="14.516cm" svg:x2="12.748cm" svg:y2="14.415cm">
              <text:p/>
            </draw:line>
            <draw:line draw:style-name="gr120" draw:text-style-name="P1" draw:layer="layout" svg:x1="12.398cm" svg:y1="14.415cm" svg:x2="12.573cm" svg:y2="14.314cm">
              <text:p/>
            </draw:line>
            <draw:line draw:style-name="gr121" draw:text-style-name="P1" draw:layer="layout" svg:x1="12.486cm" svg:y1="14.668cm" svg:x2="12.661cm" svg:y2="14.567cm">
              <text:p/>
            </draw:line>
            <draw:line draw:style-name="gr122" draw:text-style-name="P1" draw:layer="layout" svg:x1="12.311cm" svg:y1="14.567cm" svg:x2="12.486cm" svg:y2="14.466cm">
              <text:p/>
            </draw:line>
            <draw:line draw:style-name="gr123" draw:text-style-name="P1" draw:layer="layout" svg:x1="12.136cm" svg:y1="14.466cm" svg:x2="12.311cm" svg:y2="14.365cm">
              <text:p/>
            </draw:line>
            <draw:line draw:style-name="gr124" draw:text-style-name="P1" draw:layer="layout" svg:x1="12.223cm" svg:y1="14.314cm" svg:x2="12.398cm" svg:y2="14.213cm">
              <text:p/>
            </draw:line>
            <draw:line draw:style-name="gr125" draw:text-style-name="P1" draw:layer="layout" svg:x1="11.96cm" svg:y1="14.364cm" svg:x2="12.135cm" svg:y2="14.263cm">
              <text:p/>
            </draw:line>
            <draw:line draw:style-name="gr126" draw:text-style-name="P1" draw:layer="layout" svg:x1="12.048cm" svg:y1="14.213cm" svg:x2="12.223cm" svg:y2="14.112cm">
              <text:p/>
            </draw:line>
            <draw:line draw:style-name="gr127" draw:text-style-name="P1" draw:layer="layout" svg:x1="11.873cm" svg:y1="14.111cm" svg:x2="12.048cm" svg:y2="14.01cm">
              <text:p/>
            </draw:line>
            <draw:line draw:style-name="gr128" draw:text-style-name="P1" draw:layer="layout" svg:x1="11.698cm" svg:y1="14.01cm" svg:x2="11.873cm" svg:y2="13.909cm">
              <text:p/>
            </draw:line>
            <draw:line draw:style-name="gr129" draw:text-style-name="P1" draw:layer="layout" svg:x1="11.785cm" svg:y1="14.263cm" svg:x2="11.96cm" svg:y2="14.162cm">
              <text:p/>
            </draw:line>
            <draw:line draw:style-name="gr130" draw:text-style-name="P1" draw:layer="layout" svg:x1="11.61cm" svg:y1="14.162cm" svg:x2="11.785cm" svg:y2="14.061cm">
              <text:p/>
            </draw:line>
            <draw:line draw:style-name="gr131" draw:text-style-name="P1" draw:layer="layout" svg:x1="11.435cm" svg:y1="14.061cm" svg:x2="11.61cm" svg:y2="13.96cm">
              <text:p/>
            </draw:line>
            <draw:line draw:style-name="gr132" draw:text-style-name="P1" draw:layer="layout" svg:x1="11.523cm" svg:y1="13.909cm" svg:x2="11.698cm" svg:y2="13.808cm">
              <text:p/>
            </draw:line>
            <draw:line draw:style-name="gr133" draw:text-style-name="P1" draw:layer="layout" svg:x1="11.26cm" svg:y1="13.96cm" svg:x2="11.435cm" svg:y2="13.859cm">
              <text:p/>
            </draw:line>
            <draw:line draw:style-name="gr134" draw:text-style-name="P1" draw:layer="layout" svg:x1="11.348cm" svg:y1="13.808cm" svg:x2="11.523cm" svg:y2="13.707cm">
              <text:p/>
            </draw:line>
            <draw:line draw:style-name="gr135" draw:text-style-name="P1" draw:layer="layout" svg:x1="11.172cm" svg:y1="13.707cm" svg:x2="11.347cm" svg:y2="13.606cm">
              <text:p/>
            </draw:line>
            <draw:line draw:style-name="gr136" draw:text-style-name="P1" draw:layer="layout" svg:x1="11.085cm" svg:y1="13.858cm" svg:x2="11.26cm" svg:y2="13.757cm">
              <text:p/>
            </draw:line>
            <draw:line draw:style-name="gr137" draw:text-style-name="P1" draw:layer="layout" svg:x1="12.223cm" svg:y1="14.719cm" svg:x2="12.398cm" svg:y2="14.618cm">
              <text:p/>
            </draw:line>
            <draw:line draw:style-name="gr138" draw:text-style-name="P1" draw:layer="layout" svg:x1="12.048cm" svg:y1="14.618cm" svg:x2="12.223cm" svg:y2="14.517cm">
              <text:p/>
            </draw:line>
            <draw:line draw:style-name="gr139" draw:text-style-name="P1" draw:layer="layout" svg:x1="11.873cm" svg:y1="14.516cm" svg:x2="12.048cm" svg:y2="14.415cm">
              <text:p/>
            </draw:line>
            <draw:line draw:style-name="gr140" draw:text-style-name="P1" draw:layer="layout" svg:x1="11.785cm" svg:y1="14.668cm" svg:x2="11.96cm" svg:y2="14.567cm">
              <text:p/>
            </draw:line>
            <draw:line draw:style-name="gr141" draw:text-style-name="P1" draw:layer="layout" svg:x1="11.61cm" svg:y1="14.567cm" svg:x2="11.785cm" svg:y2="14.466cm">
              <text:p/>
            </draw:line>
            <draw:line draw:style-name="gr142" draw:text-style-name="P1" draw:layer="layout" svg:x1="11.698cm" svg:y1="14.415cm" svg:x2="11.873cm" svg:y2="14.314cm">
              <text:p/>
            </draw:line>
            <draw:line draw:style-name="gr143" draw:text-style-name="P1" draw:layer="layout" svg:x1="11.523cm" svg:y1="14.314cm" svg:x2="11.698cm" svg:y2="14.213cm">
              <text:p/>
            </draw:line>
            <draw:line draw:style-name="gr144" draw:text-style-name="P1" draw:layer="layout" svg:x1="11.348cm" svg:y1="14.213cm" svg:x2="11.523cm" svg:y2="14.112cm">
              <text:p/>
            </draw:line>
            <draw:line draw:style-name="gr145" draw:text-style-name="P1" draw:layer="layout" svg:x1="11.172cm" svg:y1="14.111cm" svg:x2="11.347cm" svg:y2="14.01cm">
              <text:p/>
            </draw:line>
            <draw:line draw:style-name="gr146" draw:text-style-name="P1" draw:layer="layout" svg:x1="10.91cm" svg:y1="14.162cm" svg:x2="11.085cm" svg:y2="14.061cm">
              <text:p/>
            </draw:line>
            <draw:line draw:style-name="gr147" draw:text-style-name="P1" draw:layer="layout" svg:x1="10.997cm" svg:y1="14.01cm" svg:x2="11.172cm" svg:y2="13.909cm">
              <text:p/>
            </draw:line>
            <draw:line draw:style-name="gr148" draw:text-style-name="P1" draw:layer="layout" svg:x1="10.735cm" svg:y1="14.061cm" svg:x2="10.91cm" svg:y2="13.96cm">
              <text:p/>
            </draw:line>
            <draw:line draw:style-name="gr149" draw:text-style-name="P1" draw:layer="layout" svg:x1="12.136cm" svg:y1="14.871cm" svg:x2="12.311cm" svg:y2="14.77cm">
              <text:p/>
            </draw:line>
            <draw:line draw:style-name="gr150" draw:text-style-name="P1" draw:layer="layout" svg:x1="11.96cm" svg:y1="14.769cm" svg:x2="12.135cm" svg:y2="14.668cm">
              <text:p/>
            </draw:line>
            <draw:polygon draw:style-name="gr151" draw:text-style-name="P1" draw:layer="layout" svg:width="2.45cm" svg:height="1.669cm" svg:x="9.509cm" svg:y="14.213cm" svg:viewBox="0 0 2451 1670" draw:points="0,253 0,0 2451,1417 2451,1670">
              <text:p/>
            </draw:polygon>
            <draw:polygon draw:style-name="gr152" draw:text-style-name="P1" draw:layer="layout" svg:width="4.201cm" svg:height="4.908cm" svg:x="9.509cm" svg:y="10.974cm" svg:viewBox="0 0 4202 4909" draw:points="1751,0 4202,1417 4202,3644 4115,3694 4115,3947 2451,4909 0,3492 0,3239 1663,2277 1663,51">
              <text:p/>
            </draw:polygon>
            <draw:polygon draw:style-name="gr153" draw:text-style-name="P1" draw:layer="layout" svg:width="1.05cm" svg:height="0.606cm" svg:x="10.56cm" svg:y="14.365cm" svg:viewBox="0 0 1051 607" draw:points="0,253 438,0 1051,354 613,607">
              <text:p/>
            </draw:polygon>
            <draw:line draw:style-name="gr154" draw:text-style-name="P1" draw:layer="layout" svg:x1="12.661cm" svg:y1="14.769cm" svg:x2="12.836cm" svg:y2="14.668cm">
              <text:p/>
            </draw:line>
            <draw:line draw:style-name="gr155" draw:text-style-name="P1" draw:layer="layout" svg:x1="12.398cm" svg:y1="14.82cm" svg:x2="12.573cm" svg:y2="14.719cm">
              <text:p/>
            </draw:line>
          </draw:g>
        </draw:g>
        <draw:frame draw:style-name="gr106" draw:layer="layout" svg:width="1.311cm" svg:height="0.962cm" svg:x="13.115cm" svg:y="10.652cm">
          <draw:text-box>
            <text:p>H2</text:p>
          </draw:text-box>
        </draw:frame>
        <draw:connector draw:style-name="gr105" draw:text-style-name="P3" draw:layer="layout" draw:line-skew="-0.109cm" svg:x1="9.92cm" svg:y1="8.675cm" svg:x2="11.872cm" svg:y2="10.974cm" draw:start-shape="id2" draw:start-glue-point="22" draw:end-shape="id6" svg:d="M9920 8675v1215h1952v1084" svg:viewBox="0 0 1953 2300">
          <text:p/>
        </draw:connector>
      </draw:page>
      <draw:page draw:name="page2" draw:style-name="dp1" draw:master-page-name="Default">
        <draw:g xml:id="id7" draw:id="id7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56" draw:text-style-name="P1" draw:layer="layout" svg:width="2.276cm" svg:height="1.416cm" svg:x="4.339cm" svg:y="17.257cm" svg:viewBox="0 0 2277 1417" svg:d="M4 1417c240 0 2273-506 2273-962 0-455-547-455-788-455 0 152-1573 304-1485 1417z">
            <text:p/>
          </draw:path>
          <draw:g>
            <draw:polygon draw:style-name="gr157" draw:text-style-name="P1" draw:layer="layout" svg:width="4.114cm" svg:height="2.378cm" svg:x="1.889cm" svg:y="16.042cm" svg:viewBox="0 0 4115 2379" draw:points="2451,2379 0,962 1663,0 4115,1417">
              <text:p/>
            </draw:polygon>
            <draw:polygon draw:style-name="gr158" draw:text-style-name="P2" draw:layer="layout" svg:width="2.713cm" svg:height="1.568cm" svg:x="2.852cm" svg:y="16.295cm" svg:viewBox="0 0 2714 1569" draw:points="0,405 700,0 2714,1164 2014,1569">
              <text:p/>
            </draw:polygon>
            <draw:polygon draw:style-name="gr159" draw:text-style-name="P1" draw:layer="layout" svg:width="2.45cm" svg:height="3.643cm" svg:x="3.552cm" svg:y="13.816cm" svg:viewBox="0 0 2451 3644" draw:points="0,2227 0,0 2451,1417 2451,3644">
              <text:p/>
            </draw:polygon>
            <draw:polygon draw:style-name="gr160" draw:text-style-name="P1" draw:layer="layout" svg:width="2.275cm" svg:height="3.187cm" svg:x="3.64cm" svg:y="13.967cm" svg:viewBox="0 0 2276 3188" draw:points="0,1872 0,0 2276,1316 2276,3188">
              <text:p/>
            </draw:polygon>
            <draw:polygon draw:style-name="gr161" draw:text-style-name="P1" draw:layer="layout" svg:width="2.538cm" svg:height="1.467cm" svg:x="3.552cm" svg:y="13.765cm" svg:viewBox="0 0 2539 1468" draw:points="2451,1468 0,51 88,0 2539,1417">
              <text:p/>
            </draw:polygon>
            <draw:polygon draw:style-name="gr162" draw:text-style-name="P1" draw:layer="layout" svg:width="0.087cm" svg:height="2.276cm" svg:x="6.004cm" svg:y="15.182cm" svg:viewBox="0 0 88 2277" draw:points="0,2277 0,51 88,0 88,2227">
              <text:p/>
            </draw:polygon>
            <draw:polygon draw:style-name="gr163" draw:text-style-name="P1" draw:layer="layout" svg:width="1.662cm" svg:height="1.214cm" svg:x="4.34cm" svg:y="17.459cm" svg:viewBox="0 0 1663 1215" draw:points="0,1215 0,962 1663,0 1663,253">
              <text:p/>
            </draw:polygon>
            <draw:line draw:style-name="gr164" draw:text-style-name="P1" draw:layer="layout" svg:x1="3.027cm" svg:y1="16.599cm" svg:x2="5.041cm" svg:y2="17.763cm">
              <text:p/>
            </draw:line>
            <draw:line draw:style-name="gr165" draw:text-style-name="P1" draw:layer="layout" svg:x1="3.202cm" svg:y1="16.498cm" svg:x2="5.216cm" svg:y2="17.662cm">
              <text:p/>
            </draw:line>
            <draw:line draw:style-name="gr166" draw:text-style-name="P1" draw:layer="layout" svg:x1="3.377cm" svg:y1="16.397cm" svg:x2="5.391cm" svg:y2="17.561cm">
              <text:p/>
            </draw:line>
            <draw:line draw:style-name="gr167" draw:text-style-name="P1" draw:layer="layout" svg:x1="5.128cm" svg:y1="17.409cm" svg:x2="5.303cm" svg:y2="17.308cm">
              <text:p/>
            </draw:line>
            <draw:line draw:style-name="gr168" draw:text-style-name="P1" draw:layer="layout" svg:x1="4.953cm" svg:y1="17.307cm" svg:x2="5.128cm" svg:y2="17.206cm">
              <text:p/>
            </draw:line>
            <draw:line draw:style-name="gr169" draw:text-style-name="P1" draw:layer="layout" svg:x1="4.778cm" svg:y1="17.206cm" svg:x2="4.953cm" svg:y2="17.105cm">
              <text:p/>
            </draw:line>
            <draw:line draw:style-name="gr170" draw:text-style-name="P1" draw:layer="layout" svg:x1="4.866cm" svg:y1="17.459cm" svg:x2="5.041cm" svg:y2="17.358cm">
              <text:p/>
            </draw:line>
            <draw:line draw:style-name="gr171" draw:text-style-name="P1" draw:layer="layout" svg:x1="4.691cm" svg:y1="17.358cm" svg:x2="4.866cm" svg:y2="17.257cm">
              <text:p/>
            </draw:line>
            <draw:line draw:style-name="gr172" draw:text-style-name="P1" draw:layer="layout" svg:x1="4.516cm" svg:y1="17.257cm" svg:x2="4.691cm" svg:y2="17.156cm">
              <text:p/>
            </draw:line>
            <draw:line draw:style-name="gr173" draw:text-style-name="P1" draw:layer="layout" svg:x1="4.603cm" svg:y1="17.105cm" svg:x2="4.778cm" svg:y2="17.004cm">
              <text:p/>
            </draw:line>
            <draw:line draw:style-name="gr174" draw:text-style-name="P1" draw:layer="layout" svg:x1="4.34cm" svg:y1="17.155cm" svg:x2="4.515cm" svg:y2="17.054cm">
              <text:p/>
            </draw:line>
            <draw:line draw:style-name="gr175" draw:text-style-name="P1" draw:layer="layout" svg:x1="4.428cm" svg:y1="17.004cm" svg:x2="4.603cm" svg:y2="16.903cm">
              <text:p/>
            </draw:line>
            <draw:line draw:style-name="gr176" draw:text-style-name="P1" draw:layer="layout" svg:x1="4.253cm" svg:y1="16.902cm" svg:x2="4.428cm" svg:y2="16.801cm">
              <text:p/>
            </draw:line>
            <draw:line draw:style-name="gr177" draw:text-style-name="P1" draw:layer="layout" svg:x1="4.078cm" svg:y1="16.801cm" svg:x2="4.253cm" svg:y2="16.7cm">
              <text:p/>
            </draw:line>
            <draw:line draw:style-name="gr178" draw:text-style-name="P1" draw:layer="layout" svg:x1="4.165cm" svg:y1="17.054cm" svg:x2="4.34cm" svg:y2="16.953cm">
              <text:p/>
            </draw:line>
            <draw:line draw:style-name="gr179" draw:text-style-name="P1" draw:layer="layout" svg:x1="3.99cm" svg:y1="16.953cm" svg:x2="4.165cm" svg:y2="16.852cm">
              <text:p/>
            </draw:line>
            <draw:line draw:style-name="gr180" draw:text-style-name="P1" draw:layer="layout" svg:x1="3.815cm" svg:y1="16.852cm" svg:x2="3.99cm" svg:y2="16.751cm">
              <text:p/>
            </draw:line>
            <draw:line draw:style-name="gr181" draw:text-style-name="P1" draw:layer="layout" svg:x1="3.903cm" svg:y1="16.7cm" svg:x2="4.078cm" svg:y2="16.599cm">
              <text:p/>
            </draw:line>
            <draw:line draw:style-name="gr182" draw:text-style-name="P1" draw:layer="layout" svg:x1="3.64cm" svg:y1="16.751cm" svg:x2="3.815cm" svg:y2="16.65cm">
              <text:p/>
            </draw:line>
            <draw:line draw:style-name="gr183" draw:text-style-name="P1" draw:layer="layout" svg:x1="3.728cm" svg:y1="16.599cm" svg:x2="3.903cm" svg:y2="16.498cm">
              <text:p/>
            </draw:line>
            <draw:line draw:style-name="gr184" draw:text-style-name="P1" draw:layer="layout" svg:x1="3.552cm" svg:y1="16.498cm" svg:x2="3.727cm" svg:y2="16.397cm">
              <text:p/>
            </draw:line>
            <draw:line draw:style-name="gr185" draw:text-style-name="P1" draw:layer="layout" svg:x1="3.465cm" svg:y1="16.649cm" svg:x2="3.64cm" svg:y2="16.548cm">
              <text:p/>
            </draw:line>
            <draw:line draw:style-name="gr186" draw:text-style-name="P1" draw:layer="layout" svg:x1="4.603cm" svg:y1="17.51cm" svg:x2="4.778cm" svg:y2="17.409cm">
              <text:p/>
            </draw:line>
            <draw:line draw:style-name="gr187" draw:text-style-name="P1" draw:layer="layout" svg:x1="4.428cm" svg:y1="17.409cm" svg:x2="4.603cm" svg:y2="17.308cm">
              <text:p/>
            </draw:line>
            <draw:line draw:style-name="gr188" draw:text-style-name="P1" draw:layer="layout" svg:x1="4.253cm" svg:y1="17.307cm" svg:x2="4.428cm" svg:y2="17.206cm">
              <text:p/>
            </draw:line>
            <draw:line draw:style-name="gr189" draw:text-style-name="P1" draw:layer="layout" svg:x1="4.165cm" svg:y1="17.459cm" svg:x2="4.34cm" svg:y2="17.358cm">
              <text:p/>
            </draw:line>
            <draw:line draw:style-name="gr190" draw:text-style-name="P1" draw:layer="layout" svg:x1="3.99cm" svg:y1="17.358cm" svg:x2="4.165cm" svg:y2="17.257cm">
              <text:p/>
            </draw:line>
            <draw:line draw:style-name="gr191" draw:text-style-name="P1" draw:layer="layout" svg:x1="4.078cm" svg:y1="17.206cm" svg:x2="4.253cm" svg:y2="17.105cm">
              <text:p/>
            </draw:line>
            <draw:line draw:style-name="gr192" draw:text-style-name="P1" draw:layer="layout" svg:x1="3.903cm" svg:y1="17.105cm" svg:x2="4.078cm" svg:y2="17.004cm">
              <text:p/>
            </draw:line>
            <draw:line draw:style-name="gr193" draw:text-style-name="P1" draw:layer="layout" svg:x1="3.728cm" svg:y1="17.004cm" svg:x2="3.903cm" svg:y2="16.903cm">
              <text:p/>
            </draw:line>
            <draw:line draw:style-name="gr194" draw:text-style-name="P1" draw:layer="layout" svg:x1="3.552cm" svg:y1="16.902cm" svg:x2="3.727cm" svg:y2="16.801cm">
              <text:p/>
            </draw:line>
            <draw:line draw:style-name="gr195" draw:text-style-name="P1" draw:layer="layout" svg:x1="3.29cm" svg:y1="16.953cm" svg:x2="3.465cm" svg:y2="16.852cm">
              <text:p/>
            </draw:line>
            <draw:line draw:style-name="gr196" draw:text-style-name="P1" draw:layer="layout" svg:x1="3.377cm" svg:y1="16.801cm" svg:x2="3.552cm" svg:y2="16.7cm">
              <text:p/>
            </draw:line>
            <draw:line draw:style-name="gr197" draw:text-style-name="P1" draw:layer="layout" svg:x1="3.115cm" svg:y1="16.852cm" svg:x2="3.29cm" svg:y2="16.751cm">
              <text:p/>
            </draw:line>
            <draw:line draw:style-name="gr198" draw:text-style-name="P1" draw:layer="layout" svg:x1="4.516cm" svg:y1="17.662cm" svg:x2="4.691cm" svg:y2="17.561cm">
              <text:p/>
            </draw:line>
            <draw:line draw:style-name="gr199" draw:text-style-name="P1" draw:layer="layout" svg:x1="4.34cm" svg:y1="17.56cm" svg:x2="4.515cm" svg:y2="17.459cm">
              <text:p/>
            </draw:line>
            <draw:polygon draw:style-name="gr200" draw:text-style-name="P1" draw:layer="layout" svg:width="2.45cm" svg:height="1.669cm" svg:x="1.889cm" svg:y="17.004cm" svg:viewBox="0 0 2451 1670" draw:points="0,253 0,0 2451,1417 2451,1670">
              <text:p/>
            </draw:polygon>
            <draw:polygon draw:style-name="gr201" draw:text-style-name="P1" draw:layer="layout" svg:width="4.201cm" svg:height="4.908cm" svg:x="1.889cm" svg:y="13.765cm" svg:viewBox="0 0 4202 4909" draw:points="1751,0 4202,1417 4202,3644 4115,3694 4115,3947 2451,4909 0,3492 0,3239 1663,2277 1663,51">
              <text:p/>
            </draw:polygon>
            <draw:polygon draw:style-name="gr202" draw:text-style-name="P1" draw:layer="layout" svg:width="1.05cm" svg:height="0.606cm" svg:x="2.94cm" svg:y="17.156cm" svg:viewBox="0 0 1051 607" draw:points="0,253 438,0 1051,354 613,607">
              <text:p/>
            </draw:polygon>
            <draw:line draw:style-name="gr203" draw:text-style-name="P1" draw:layer="layout" svg:x1="5.041cm" svg:y1="17.56cm" svg:x2="5.216cm" svg:y2="17.459cm">
              <text:p/>
            </draw:line>
            <draw:line draw:style-name="gr204" draw:text-style-name="P1" draw:layer="layout" svg:x1="4.778cm" svg:y1="17.611cm" svg:x2="4.953cm" svg:y2="17.51cm">
              <text:p/>
            </draw:line>
          </draw:g>
        </draw:g>
        <draw:g xml:id="id13" draw:id="id13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205" draw:text-style-name="P1" draw:layer="layout" svg:width="2.276cm" svg:height="1.416cm" svg:x="24.786cm" svg:y="17.257cm" svg:viewBox="0 0 2277 1417" svg:d="M4 1417c240 0 2273-506 2273-962 0-455-547-455-788-455 0 152-1573 304-1485 1417z">
            <text:p/>
          </draw:path>
          <draw:g>
            <draw:polygon draw:style-name="gr206" draw:text-style-name="P1" draw:layer="layout" svg:width="4.114cm" svg:height="2.378cm" svg:x="22.336cm" svg:y="16.042cm" svg:viewBox="0 0 4115 2379" draw:points="2451,2379 0,962 1663,0 4115,1417">
              <text:p/>
            </draw:polygon>
            <draw:polygon draw:style-name="gr207" draw:text-style-name="P2" draw:layer="layout" svg:width="2.713cm" svg:height="1.568cm" svg:x="23.299cm" svg:y="16.295cm" svg:viewBox="0 0 2714 1569" draw:points="0,405 700,0 2714,1164 2014,1569">
              <text:p/>
            </draw:polygon>
            <draw:polygon draw:style-name="gr208" draw:text-style-name="P1" draw:layer="layout" svg:width="2.45cm" svg:height="3.643cm" svg:x="23.999cm" svg:y="13.816cm" svg:viewBox="0 0 2451 3644" draw:points="0,2227 0,0 2451,1417 2451,3644">
              <text:p/>
            </draw:polygon>
            <draw:polygon draw:style-name="gr209" draw:text-style-name="P1" draw:layer="layout" svg:width="2.275cm" svg:height="3.187cm" svg:x="24.087cm" svg:y="13.967cm" svg:viewBox="0 0 2276 3188" draw:points="0,1872 0,0 2276,1316 2276,3188">
              <text:p/>
            </draw:polygon>
            <draw:polygon draw:style-name="gr210" draw:text-style-name="P1" draw:layer="layout" svg:width="2.538cm" svg:height="1.467cm" svg:x="23.999cm" svg:y="13.765cm" svg:viewBox="0 0 2539 1468" draw:points="2451,1468 0,51 88,0 2539,1417">
              <text:p/>
            </draw:polygon>
            <draw:polygon draw:style-name="gr211" draw:text-style-name="P1" draw:layer="layout" svg:width="0.087cm" svg:height="2.276cm" svg:x="26.451cm" svg:y="15.182cm" svg:viewBox="0 0 88 2277" draw:points="0,2277 0,51 88,0 88,2227">
              <text:p/>
            </draw:polygon>
            <draw:polygon draw:style-name="gr212" draw:text-style-name="P1" draw:layer="layout" svg:width="1.662cm" svg:height="1.214cm" svg:x="24.787cm" svg:y="17.459cm" svg:viewBox="0 0 1663 1215" draw:points="0,1215 0,962 1663,0 1663,253">
              <text:p/>
            </draw:polygon>
            <draw:line draw:style-name="gr213" draw:text-style-name="P1" draw:layer="layout" svg:x1="23.474cm" svg:y1="16.599cm" svg:x2="25.488cm" svg:y2="17.763cm">
              <text:p/>
            </draw:line>
            <draw:line draw:style-name="gr214" draw:text-style-name="P1" draw:layer="layout" svg:x1="23.649cm" svg:y1="16.498cm" svg:x2="25.663cm" svg:y2="17.662cm">
              <text:p/>
            </draw:line>
            <draw:line draw:style-name="gr215" draw:text-style-name="P1" draw:layer="layout" svg:x1="23.824cm" svg:y1="16.397cm" svg:x2="25.838cm" svg:y2="17.561cm">
              <text:p/>
            </draw:line>
            <draw:line draw:style-name="gr216" draw:text-style-name="P1" draw:layer="layout" svg:x1="25.575cm" svg:y1="17.409cm" svg:x2="25.75cm" svg:y2="17.308cm">
              <text:p/>
            </draw:line>
            <draw:line draw:style-name="gr217" draw:text-style-name="P1" draw:layer="layout" svg:x1="25.4cm" svg:y1="17.307cm" svg:x2="25.575cm" svg:y2="17.206cm">
              <text:p/>
            </draw:line>
            <draw:line draw:style-name="gr218" draw:text-style-name="P1" draw:layer="layout" svg:x1="25.225cm" svg:y1="17.206cm" svg:x2="25.4cm" svg:y2="17.105cm">
              <text:p/>
            </draw:line>
            <draw:line draw:style-name="gr219" draw:text-style-name="P1" draw:layer="layout" svg:x1="25.313cm" svg:y1="17.459cm" svg:x2="25.488cm" svg:y2="17.358cm">
              <text:p/>
            </draw:line>
            <draw:line draw:style-name="gr220" draw:text-style-name="P1" draw:layer="layout" svg:x1="25.138cm" svg:y1="17.358cm" svg:x2="25.313cm" svg:y2="17.257cm">
              <text:p/>
            </draw:line>
            <draw:line draw:style-name="gr221" draw:text-style-name="P1" draw:layer="layout" svg:x1="24.963cm" svg:y1="17.257cm" svg:x2="25.138cm" svg:y2="17.156cm">
              <text:p/>
            </draw:line>
            <draw:line draw:style-name="gr222" draw:text-style-name="P1" draw:layer="layout" svg:x1="25.05cm" svg:y1="17.105cm" svg:x2="25.225cm" svg:y2="17.004cm">
              <text:p/>
            </draw:line>
            <draw:line draw:style-name="gr223" draw:text-style-name="P1" draw:layer="layout" svg:x1="24.787cm" svg:y1="17.155cm" svg:x2="24.962cm" svg:y2="17.054cm">
              <text:p/>
            </draw:line>
            <draw:line draw:style-name="gr224" draw:text-style-name="P1" draw:layer="layout" svg:x1="24.875cm" svg:y1="17.004cm" svg:x2="25.05cm" svg:y2="16.903cm">
              <text:p/>
            </draw:line>
            <draw:line draw:style-name="gr225" draw:text-style-name="P1" draw:layer="layout" svg:x1="24.7cm" svg:y1="16.902cm" svg:x2="24.875cm" svg:y2="16.801cm">
              <text:p/>
            </draw:line>
            <draw:line draw:style-name="gr226" draw:text-style-name="P1" draw:layer="layout" svg:x1="24.525cm" svg:y1="16.801cm" svg:x2="24.7cm" svg:y2="16.7cm">
              <text:p/>
            </draw:line>
            <draw:line draw:style-name="gr227" draw:text-style-name="P1" draw:layer="layout" svg:x1="24.612cm" svg:y1="17.054cm" svg:x2="24.787cm" svg:y2="16.953cm">
              <text:p/>
            </draw:line>
            <draw:line draw:style-name="gr228" draw:text-style-name="P1" draw:layer="layout" svg:x1="24.437cm" svg:y1="16.953cm" svg:x2="24.612cm" svg:y2="16.852cm">
              <text:p/>
            </draw:line>
            <draw:line draw:style-name="gr229" draw:text-style-name="P1" draw:layer="layout" svg:x1="24.262cm" svg:y1="16.852cm" svg:x2="24.437cm" svg:y2="16.751cm">
              <text:p/>
            </draw:line>
            <draw:line draw:style-name="gr230" draw:text-style-name="P1" draw:layer="layout" svg:x1="24.35cm" svg:y1="16.7cm" svg:x2="24.525cm" svg:y2="16.599cm">
              <text:p/>
            </draw:line>
            <draw:line draw:style-name="gr231" draw:text-style-name="P1" draw:layer="layout" svg:x1="24.087cm" svg:y1="16.751cm" svg:x2="24.262cm" svg:y2="16.65cm">
              <text:p/>
            </draw:line>
            <draw:line draw:style-name="gr232" draw:text-style-name="P1" draw:layer="layout" svg:x1="24.175cm" svg:y1="16.599cm" svg:x2="24.35cm" svg:y2="16.498cm">
              <text:p/>
            </draw:line>
            <draw:line draw:style-name="gr233" draw:text-style-name="P1" draw:layer="layout" svg:x1="23.999cm" svg:y1="16.498cm" svg:x2="24.174cm" svg:y2="16.397cm">
              <text:p/>
            </draw:line>
            <draw:line draw:style-name="gr234" draw:text-style-name="P1" draw:layer="layout" svg:x1="23.912cm" svg:y1="16.649cm" svg:x2="24.087cm" svg:y2="16.548cm">
              <text:p/>
            </draw:line>
            <draw:line draw:style-name="gr235" draw:text-style-name="P1" draw:layer="layout" svg:x1="25.05cm" svg:y1="17.51cm" svg:x2="25.225cm" svg:y2="17.409cm">
              <text:p/>
            </draw:line>
            <draw:line draw:style-name="gr236" draw:text-style-name="P1" draw:layer="layout" svg:x1="24.875cm" svg:y1="17.409cm" svg:x2="25.05cm" svg:y2="17.308cm">
              <text:p/>
            </draw:line>
            <draw:line draw:style-name="gr237" draw:text-style-name="P1" draw:layer="layout" svg:x1="24.7cm" svg:y1="17.307cm" svg:x2="24.875cm" svg:y2="17.206cm">
              <text:p/>
            </draw:line>
            <draw:line draw:style-name="gr238" draw:text-style-name="P1" draw:layer="layout" svg:x1="24.612cm" svg:y1="17.459cm" svg:x2="24.787cm" svg:y2="17.358cm">
              <text:p/>
            </draw:line>
            <draw:line draw:style-name="gr239" draw:text-style-name="P1" draw:layer="layout" svg:x1="24.437cm" svg:y1="17.358cm" svg:x2="24.612cm" svg:y2="17.257cm">
              <text:p/>
            </draw:line>
            <draw:line draw:style-name="gr240" draw:text-style-name="P1" draw:layer="layout" svg:x1="24.525cm" svg:y1="17.206cm" svg:x2="24.7cm" svg:y2="17.105cm">
              <text:p/>
            </draw:line>
            <draw:line draw:style-name="gr241" draw:text-style-name="P1" draw:layer="layout" svg:x1="24.35cm" svg:y1="17.105cm" svg:x2="24.525cm" svg:y2="17.004cm">
              <text:p/>
            </draw:line>
            <draw:line draw:style-name="gr242" draw:text-style-name="P1" draw:layer="layout" svg:x1="24.175cm" svg:y1="17.004cm" svg:x2="24.35cm" svg:y2="16.903cm">
              <text:p/>
            </draw:line>
            <draw:line draw:style-name="gr243" draw:text-style-name="P1" draw:layer="layout" svg:x1="23.999cm" svg:y1="16.902cm" svg:x2="24.174cm" svg:y2="16.801cm">
              <text:p/>
            </draw:line>
            <draw:line draw:style-name="gr244" draw:text-style-name="P1" draw:layer="layout" svg:x1="23.737cm" svg:y1="16.953cm" svg:x2="23.912cm" svg:y2="16.852cm">
              <text:p/>
            </draw:line>
            <draw:line draw:style-name="gr245" draw:text-style-name="P1" draw:layer="layout" svg:x1="23.824cm" svg:y1="16.801cm" svg:x2="23.999cm" svg:y2="16.7cm">
              <text:p/>
            </draw:line>
            <draw:line draw:style-name="gr246" draw:text-style-name="P1" draw:layer="layout" svg:x1="23.562cm" svg:y1="16.852cm" svg:x2="23.737cm" svg:y2="16.751cm">
              <text:p/>
            </draw:line>
            <draw:line draw:style-name="gr247" draw:text-style-name="P1" draw:layer="layout" svg:x1="24.963cm" svg:y1="17.662cm" svg:x2="25.138cm" svg:y2="17.561cm">
              <text:p/>
            </draw:line>
            <draw:line draw:style-name="gr248" draw:text-style-name="P1" draw:layer="layout" svg:x1="24.787cm" svg:y1="17.56cm" svg:x2="24.962cm" svg:y2="17.459cm">
              <text:p/>
            </draw:line>
            <draw:polygon draw:style-name="gr249" draw:text-style-name="P1" draw:layer="layout" svg:width="2.45cm" svg:height="1.669cm" svg:x="22.336cm" svg:y="17.004cm" svg:viewBox="0 0 2451 1670" draw:points="0,253 0,0 2451,1417 2451,1670">
              <text:p/>
            </draw:polygon>
            <draw:polygon draw:style-name="gr250" draw:text-style-name="P1" draw:layer="layout" svg:width="4.201cm" svg:height="4.908cm" svg:x="22.336cm" svg:y="13.765cm" svg:viewBox="0 0 4202 4909" draw:points="1751,0 4202,1417 4202,3644 4115,3694 4115,3947 2451,4909 0,3492 0,3239 1663,2277 1663,51">
              <text:p/>
            </draw:polygon>
            <draw:polygon draw:style-name="gr251" draw:text-style-name="P1" draw:layer="layout" svg:width="1.05cm" svg:height="0.606cm" svg:x="23.387cm" svg:y="17.156cm" svg:viewBox="0 0 1051 607" draw:points="0,253 438,0 1051,354 613,607">
              <text:p/>
            </draw:polygon>
            <draw:line draw:style-name="gr252" draw:text-style-name="P1" draw:layer="layout" svg:x1="25.488cm" svg:y1="17.56cm" svg:x2="25.663cm" svg:y2="17.459cm">
              <text:p/>
            </draw:line>
            <draw:line draw:style-name="gr253" draw:text-style-name="P1" draw:layer="layout" svg:x1="25.225cm" svg:y1="17.611cm" svg:x2="25.4cm" svg:y2="17.51cm">
              <text:p/>
            </draw:line>
          </draw:g>
        </draw:g>
        <draw:g xml:id="id11" draw:id="id11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254" draw:text-style-name="P1" draw:layer="layout" svg:width="1.562cm" svg:height="0.977cm" svg:x="25.432cm" svg:y="11.451cm" svg:viewBox="0 0 1563 978" svg:d="M0 978c358 0 1563-376 1563-677s-131-301-261-301c0 226-1302 677-1302 978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255" draw:text-style-name="P1" draw:layer="layout" svg:width="1.301cm" svg:height="1.279cm" svg:x="25.432cm" svg:y="11.15cm" svg:viewBox="0 0 1302 1280" draw:points="0,1280 0,753 1302,0 1302,527">
              <text:p/>
            </draw:polygon>
            <draw:polygon draw:style-name="gr256" draw:text-style-name="P1" draw:layer="layout" svg:width="3.254cm" svg:height="1.881cm" svg:x="23.479cm" svg:y="10.021cm" svg:viewBox="0 0 3255 1882" draw:points="1953,1882 0,753 1302,0 3255,1129">
              <text:p/>
            </draw:polygon>
            <draw:polygon draw:style-name="gr257" draw:text-style-name="P1" draw:layer="layout" svg:width="1.952cm" svg:height="1.655cm" svg:x="23.479cm" svg:y="10.773cm" svg:viewBox="0 0 1953 1656" draw:points="0,527 0,0 1953,1129 1953,1656">
              <text:p/>
            </draw:polygon>
            <draw:polygon draw:style-name="gr258" draw:text-style-name="P1" draw:layer="layout" svg:width="3.254cm" svg:height="2.408cm" svg:x="23.479cm" svg:y="10.021cm" svg:viewBox="0 0 3255 2409" draw:points="0,1280 0,753 1302,0 3255,1129 3255,1656 1953,2409">
              <text:p/>
            </draw:polygon>
            <draw:polygon draw:style-name="gr259" draw:text-style-name="P1" draw:layer="layout" svg:width="0.129cm" svg:height="0.3cm" svg:x="25.042cm" svg:y="11.827cm" svg:viewBox="0 0 130 301" draw:points="0,226 0,0 130,75 130,301">
              <text:p/>
            </draw:polygon>
            <draw:polygon draw:style-name="gr260" draw:text-style-name="P1" draw:layer="layout" svg:width="0.129cm" svg:height="1.429cm" svg:x="24.911cm" svg:y="8.741cm" svg:viewBox="0 0 130 1430" draw:points="0,1355 0,0 130,0 130,1430">
              <text:p/>
            </draw:polygon>
            <draw:polygon draw:style-name="gr261" draw:text-style-name="P1" draw:layer="layout" svg:width="0.129cm" svg:height="1.429cm" svg:x="26.474cm" svg:y="9.644cm" svg:viewBox="0 0 130 1430" draw:points="0,1355 0,0 130,0 130,1430">
              <text:p/>
            </draw:polygon>
          </draw:g>
        </draw:g>
        <draw:g xml:id="id12" draw:id="id12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262" draw:text-style-name="P1" draw:layer="layout" svg:width="2.276cm" svg:height="1.416cm" svg:x="17.928cm" svg:y="17.192cm" svg:viewBox="0 0 2277 1417" svg:d="M4 1417c240 0 2273-506 2273-962 0-455-547-455-788-455 0 152-1573 304-1485 1417z">
            <text:p/>
          </draw:path>
          <draw:g>
            <draw:polygon draw:style-name="gr263" draw:text-style-name="P1" draw:layer="layout" svg:width="4.114cm" svg:height="2.378cm" svg:x="15.478cm" svg:y="15.977cm" svg:viewBox="0 0 4115 2379" draw:points="2451,2379 0,962 1663,0 4115,1417">
              <text:p/>
            </draw:polygon>
            <draw:polygon draw:style-name="gr264" draw:text-style-name="P2" draw:layer="layout" svg:width="2.713cm" svg:height="1.568cm" svg:x="16.441cm" svg:y="16.23cm" svg:viewBox="0 0 2714 1569" draw:points="0,405 700,0 2714,1164 2014,1569">
              <text:p/>
            </draw:polygon>
            <draw:polygon draw:style-name="gr265" draw:text-style-name="P1" draw:layer="layout" svg:width="2.45cm" svg:height="3.643cm" svg:x="17.141cm" svg:y="13.751cm" svg:viewBox="0 0 2451 3644" draw:points="0,2227 0,0 2451,1417 2451,3644">
              <text:p/>
            </draw:polygon>
            <draw:polygon draw:style-name="gr266" draw:text-style-name="P1" draw:layer="layout" svg:width="2.275cm" svg:height="3.187cm" svg:x="17.229cm" svg:y="13.902cm" svg:viewBox="0 0 2276 3188" draw:points="0,1872 0,0 2276,1316 2276,3188">
              <text:p/>
            </draw:polygon>
            <draw:polygon draw:style-name="gr267" draw:text-style-name="P1" draw:layer="layout" svg:width="2.538cm" svg:height="1.467cm" svg:x="17.141cm" svg:y="13.7cm" svg:viewBox="0 0 2539 1468" draw:points="2451,1468 0,51 88,0 2539,1417">
              <text:p/>
            </draw:polygon>
            <draw:polygon draw:style-name="gr268" draw:text-style-name="P1" draw:layer="layout" svg:width="0.087cm" svg:height="2.276cm" svg:x="19.593cm" svg:y="15.117cm" svg:viewBox="0 0 88 2277" draw:points="0,2277 0,51 88,0 88,2227">
              <text:p/>
            </draw:polygon>
            <draw:polygon draw:style-name="gr269" draw:text-style-name="P1" draw:layer="layout" svg:width="1.662cm" svg:height="1.214cm" svg:x="17.929cm" svg:y="17.394cm" svg:viewBox="0 0 1663 1215" draw:points="0,1215 0,962 1663,0 1663,253">
              <text:p/>
            </draw:polygon>
            <draw:line draw:style-name="gr270" draw:text-style-name="P1" draw:layer="layout" svg:x1="16.616cm" svg:y1="16.534cm" svg:x2="18.63cm" svg:y2="17.698cm">
              <text:p/>
            </draw:line>
            <draw:line draw:style-name="gr271" draw:text-style-name="P1" draw:layer="layout" svg:x1="16.791cm" svg:y1="16.433cm" svg:x2="18.805cm" svg:y2="17.597cm">
              <text:p/>
            </draw:line>
            <draw:line draw:style-name="gr272" draw:text-style-name="P1" draw:layer="layout" svg:x1="16.966cm" svg:y1="16.332cm" svg:x2="18.98cm" svg:y2="17.496cm">
              <text:p/>
            </draw:line>
            <draw:line draw:style-name="gr273" draw:text-style-name="P1" draw:layer="layout" svg:x1="18.717cm" svg:y1="17.344cm" svg:x2="18.892cm" svg:y2="17.243cm">
              <text:p/>
            </draw:line>
            <draw:line draw:style-name="gr274" draw:text-style-name="P1" draw:layer="layout" svg:x1="18.542cm" svg:y1="17.242cm" svg:x2="18.717cm" svg:y2="17.141cm">
              <text:p/>
            </draw:line>
            <draw:line draw:style-name="gr275" draw:text-style-name="P1" draw:layer="layout" svg:x1="18.367cm" svg:y1="17.141cm" svg:x2="18.542cm" svg:y2="17.04cm">
              <text:p/>
            </draw:line>
            <draw:line draw:style-name="gr276" draw:text-style-name="P1" draw:layer="layout" svg:x1="18.455cm" svg:y1="17.394cm" svg:x2="18.63cm" svg:y2="17.293cm">
              <text:p/>
            </draw:line>
            <draw:line draw:style-name="gr277" draw:text-style-name="P1" draw:layer="layout" svg:x1="18.28cm" svg:y1="17.293cm" svg:x2="18.455cm" svg:y2="17.192cm">
              <text:p/>
            </draw:line>
            <draw:line draw:style-name="gr278" draw:text-style-name="P1" draw:layer="layout" svg:x1="18.105cm" svg:y1="17.192cm" svg:x2="18.28cm" svg:y2="17.091cm">
              <text:p/>
            </draw:line>
            <draw:line draw:style-name="gr279" draw:text-style-name="P1" draw:layer="layout" svg:x1="18.192cm" svg:y1="17.04cm" svg:x2="18.367cm" svg:y2="16.939cm">
              <text:p/>
            </draw:line>
            <draw:line draw:style-name="gr280" draw:text-style-name="P1" draw:layer="layout" svg:x1="17.929cm" svg:y1="17.09cm" svg:x2="18.104cm" svg:y2="16.989cm">
              <text:p/>
            </draw:line>
            <draw:line draw:style-name="gr281" draw:text-style-name="P1" draw:layer="layout" svg:x1="18.017cm" svg:y1="16.939cm" svg:x2="18.192cm" svg:y2="16.838cm">
              <text:p/>
            </draw:line>
            <draw:line draw:style-name="gr282" draw:text-style-name="P1" draw:layer="layout" svg:x1="17.842cm" svg:y1="16.837cm" svg:x2="18.017cm" svg:y2="16.736cm">
              <text:p/>
            </draw:line>
            <draw:line draw:style-name="gr283" draw:text-style-name="P1" draw:layer="layout" svg:x1="17.667cm" svg:y1="16.736cm" svg:x2="17.842cm" svg:y2="16.635cm">
              <text:p/>
            </draw:line>
            <draw:line draw:style-name="gr284" draw:text-style-name="P1" draw:layer="layout" svg:x1="17.754cm" svg:y1="16.989cm" svg:x2="17.929cm" svg:y2="16.888cm">
              <text:p/>
            </draw:line>
            <draw:line draw:style-name="gr285" draw:text-style-name="P1" draw:layer="layout" svg:x1="17.579cm" svg:y1="16.888cm" svg:x2="17.754cm" svg:y2="16.787cm">
              <text:p/>
            </draw:line>
            <draw:line draw:style-name="gr286" draw:text-style-name="P1" draw:layer="layout" svg:x1="17.404cm" svg:y1="16.787cm" svg:x2="17.579cm" svg:y2="16.686cm">
              <text:p/>
            </draw:line>
            <draw:line draw:style-name="gr287" draw:text-style-name="P1" draw:layer="layout" svg:x1="17.492cm" svg:y1="16.635cm" svg:x2="17.667cm" svg:y2="16.534cm">
              <text:p/>
            </draw:line>
            <draw:line draw:style-name="gr288" draw:text-style-name="P1" draw:layer="layout" svg:x1="17.229cm" svg:y1="16.686cm" svg:x2="17.404cm" svg:y2="16.585cm">
              <text:p/>
            </draw:line>
            <draw:line draw:style-name="gr289" draw:text-style-name="P1" draw:layer="layout" svg:x1="17.317cm" svg:y1="16.534cm" svg:x2="17.492cm" svg:y2="16.433cm">
              <text:p/>
            </draw:line>
            <draw:line draw:style-name="gr290" draw:text-style-name="P1" draw:layer="layout" svg:x1="17.141cm" svg:y1="16.433cm" svg:x2="17.316cm" svg:y2="16.332cm">
              <text:p/>
            </draw:line>
            <draw:line draw:style-name="gr291" draw:text-style-name="P1" draw:layer="layout" svg:x1="17.054cm" svg:y1="16.584cm" svg:x2="17.229cm" svg:y2="16.483cm">
              <text:p/>
            </draw:line>
            <draw:line draw:style-name="gr292" draw:text-style-name="P1" draw:layer="layout" svg:x1="18.192cm" svg:y1="17.445cm" svg:x2="18.367cm" svg:y2="17.344cm">
              <text:p/>
            </draw:line>
            <draw:line draw:style-name="gr293" draw:text-style-name="P1" draw:layer="layout" svg:x1="18.017cm" svg:y1="17.344cm" svg:x2="18.192cm" svg:y2="17.243cm">
              <text:p/>
            </draw:line>
            <draw:line draw:style-name="gr294" draw:text-style-name="P1" draw:layer="layout" svg:x1="17.842cm" svg:y1="17.242cm" svg:x2="18.017cm" svg:y2="17.141cm">
              <text:p/>
            </draw:line>
            <draw:line draw:style-name="gr295" draw:text-style-name="P1" draw:layer="layout" svg:x1="17.754cm" svg:y1="17.394cm" svg:x2="17.929cm" svg:y2="17.293cm">
              <text:p/>
            </draw:line>
            <draw:line draw:style-name="gr296" draw:text-style-name="P1" draw:layer="layout" svg:x1="17.579cm" svg:y1="17.293cm" svg:x2="17.754cm" svg:y2="17.192cm">
              <text:p/>
            </draw:line>
            <draw:line draw:style-name="gr297" draw:text-style-name="P1" draw:layer="layout" svg:x1="17.667cm" svg:y1="17.141cm" svg:x2="17.842cm" svg:y2="17.04cm">
              <text:p/>
            </draw:line>
            <draw:line draw:style-name="gr298" draw:text-style-name="P1" draw:layer="layout" svg:x1="17.492cm" svg:y1="17.04cm" svg:x2="17.667cm" svg:y2="16.939cm">
              <text:p/>
            </draw:line>
            <draw:line draw:style-name="gr299" draw:text-style-name="P1" draw:layer="layout" svg:x1="17.317cm" svg:y1="16.939cm" svg:x2="17.492cm" svg:y2="16.838cm">
              <text:p/>
            </draw:line>
            <draw:line draw:style-name="gr300" draw:text-style-name="P1" draw:layer="layout" svg:x1="17.141cm" svg:y1="16.837cm" svg:x2="17.316cm" svg:y2="16.736cm">
              <text:p/>
            </draw:line>
            <draw:line draw:style-name="gr301" draw:text-style-name="P1" draw:layer="layout" svg:x1="16.879cm" svg:y1="16.888cm" svg:x2="17.054cm" svg:y2="16.787cm">
              <text:p/>
            </draw:line>
            <draw:line draw:style-name="gr302" draw:text-style-name="P1" draw:layer="layout" svg:x1="16.966cm" svg:y1="16.736cm" svg:x2="17.141cm" svg:y2="16.635cm">
              <text:p/>
            </draw:line>
            <draw:line draw:style-name="gr303" draw:text-style-name="P1" draw:layer="layout" svg:x1="16.704cm" svg:y1="16.787cm" svg:x2="16.879cm" svg:y2="16.686cm">
              <text:p/>
            </draw:line>
            <draw:line draw:style-name="gr304" draw:text-style-name="P1" draw:layer="layout" svg:x1="18.105cm" svg:y1="17.597cm" svg:x2="18.28cm" svg:y2="17.496cm">
              <text:p/>
            </draw:line>
            <draw:line draw:style-name="gr305" draw:text-style-name="P1" draw:layer="layout" svg:x1="17.929cm" svg:y1="17.495cm" svg:x2="18.104cm" svg:y2="17.394cm">
              <text:p/>
            </draw:line>
            <draw:polygon draw:style-name="gr306" draw:text-style-name="P1" draw:layer="layout" svg:width="2.45cm" svg:height="1.669cm" svg:x="15.478cm" svg:y="16.939cm" svg:viewBox="0 0 2451 1670" draw:points="0,253 0,0 2451,1417 2451,1670">
              <text:p/>
            </draw:polygon>
            <draw:polygon draw:style-name="gr307" draw:text-style-name="P1" draw:layer="layout" svg:width="4.201cm" svg:height="4.908cm" svg:x="15.478cm" svg:y="13.7cm" svg:viewBox="0 0 4202 4909" draw:points="1751,0 4202,1417 4202,3644 4115,3694 4115,3947 2451,4909 0,3492 0,3239 1663,2277 1663,51">
              <text:p/>
            </draw:polygon>
            <draw:polygon draw:style-name="gr308" draw:text-style-name="P1" draw:layer="layout" svg:width="1.05cm" svg:height="0.606cm" svg:x="16.529cm" svg:y="17.091cm" svg:viewBox="0 0 1051 607" draw:points="0,253 438,0 1051,354 613,607">
              <text:p/>
            </draw:polygon>
            <draw:line draw:style-name="gr309" draw:text-style-name="P1" draw:layer="layout" svg:x1="18.63cm" svg:y1="17.495cm" svg:x2="18.805cm" svg:y2="17.394cm">
              <text:p/>
            </draw:line>
            <draw:line draw:style-name="gr310" draw:text-style-name="P1" draw:layer="layout" svg:x1="18.367cm" svg:y1="17.546cm" svg:x2="18.542cm" svg:y2="17.445cm">
              <text:p/>
            </draw:line>
          </draw:g>
        </draw:g>
        <draw:g xml:id="id9" draw:id="id9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311" draw:text-style-name="P1" draw:layer="layout" svg:width="2.276cm" svg:height="1.416cm" svg:x="11.163cm" svg:y="17.257cm" svg:viewBox="0 0 2277 1417" svg:d="M4 1417c240 0 2273-506 2273-962 0-455-547-455-788-455 0 152-1573 304-1485 1417z">
            <text:p/>
          </draw:path>
          <draw:g>
            <draw:polygon draw:style-name="gr312" draw:text-style-name="P1" draw:layer="layout" svg:width="4.114cm" svg:height="2.378cm" svg:x="8.713cm" svg:y="16.042cm" svg:viewBox="0 0 4115 2379" draw:points="2451,2379 0,962 1663,0 4115,1417">
              <text:p/>
            </draw:polygon>
            <draw:polygon draw:style-name="gr313" draw:text-style-name="P2" draw:layer="layout" svg:width="2.713cm" svg:height="1.568cm" svg:x="9.676cm" svg:y="16.295cm" svg:viewBox="0 0 2714 1569" draw:points="0,405 700,0 2714,1164 2014,1569">
              <text:p/>
            </draw:polygon>
            <draw:polygon draw:style-name="gr314" draw:text-style-name="P1" draw:layer="layout" svg:width="2.45cm" svg:height="3.643cm" svg:x="10.376cm" svg:y="13.816cm" svg:viewBox="0 0 2451 3644" draw:points="0,2227 0,0 2451,1417 2451,3644">
              <text:p/>
            </draw:polygon>
            <draw:polygon draw:style-name="gr315" draw:text-style-name="P1" draw:layer="layout" svg:width="2.275cm" svg:height="3.187cm" svg:x="10.464cm" svg:y="13.967cm" svg:viewBox="0 0 2276 3188" draw:points="0,1872 0,0 2276,1316 2276,3188">
              <text:p/>
            </draw:polygon>
            <draw:polygon draw:style-name="gr316" draw:text-style-name="P1" draw:layer="layout" svg:width="2.538cm" svg:height="1.467cm" svg:x="10.376cm" svg:y="13.765cm" svg:viewBox="0 0 2539 1468" draw:points="2451,1468 0,51 88,0 2539,1417">
              <text:p/>
            </draw:polygon>
            <draw:polygon draw:style-name="gr317" draw:text-style-name="P1" draw:layer="layout" svg:width="0.087cm" svg:height="2.276cm" svg:x="12.828cm" svg:y="15.182cm" svg:viewBox="0 0 88 2277" draw:points="0,2277 0,51 88,0 88,2227">
              <text:p/>
            </draw:polygon>
            <draw:polygon draw:style-name="gr318" draw:text-style-name="P1" draw:layer="layout" svg:width="1.662cm" svg:height="1.214cm" svg:x="11.164cm" svg:y="17.459cm" svg:viewBox="0 0 1663 1215" draw:points="0,1215 0,962 1663,0 1663,253">
              <text:p/>
            </draw:polygon>
            <draw:line draw:style-name="gr319" draw:text-style-name="P1" draw:layer="layout" svg:x1="9.851cm" svg:y1="16.599cm" svg:x2="11.865cm" svg:y2="17.763cm">
              <text:p/>
            </draw:line>
            <draw:line draw:style-name="gr320" draw:text-style-name="P1" draw:layer="layout" svg:x1="10.026cm" svg:y1="16.498cm" svg:x2="12.04cm" svg:y2="17.662cm">
              <text:p/>
            </draw:line>
            <draw:line draw:style-name="gr321" draw:text-style-name="P1" draw:layer="layout" svg:x1="10.201cm" svg:y1="16.397cm" svg:x2="12.215cm" svg:y2="17.561cm">
              <text:p/>
            </draw:line>
            <draw:line draw:style-name="gr322" draw:text-style-name="P1" draw:layer="layout" svg:x1="11.952cm" svg:y1="17.409cm" svg:x2="12.127cm" svg:y2="17.308cm">
              <text:p/>
            </draw:line>
            <draw:line draw:style-name="gr323" draw:text-style-name="P1" draw:layer="layout" svg:x1="11.777cm" svg:y1="17.307cm" svg:x2="11.952cm" svg:y2="17.206cm">
              <text:p/>
            </draw:line>
            <draw:line draw:style-name="gr324" draw:text-style-name="P1" draw:layer="layout" svg:x1="11.602cm" svg:y1="17.206cm" svg:x2="11.777cm" svg:y2="17.105cm">
              <text:p/>
            </draw:line>
            <draw:line draw:style-name="gr325" draw:text-style-name="P1" draw:layer="layout" svg:x1="11.69cm" svg:y1="17.459cm" svg:x2="11.865cm" svg:y2="17.358cm">
              <text:p/>
            </draw:line>
            <draw:line draw:style-name="gr326" draw:text-style-name="P1" draw:layer="layout" svg:x1="11.515cm" svg:y1="17.358cm" svg:x2="11.69cm" svg:y2="17.257cm">
              <text:p/>
            </draw:line>
            <draw:line draw:style-name="gr327" draw:text-style-name="P1" draw:layer="layout" svg:x1="11.34cm" svg:y1="17.257cm" svg:x2="11.515cm" svg:y2="17.156cm">
              <text:p/>
            </draw:line>
            <draw:line draw:style-name="gr328" draw:text-style-name="P1" draw:layer="layout" svg:x1="11.427cm" svg:y1="17.105cm" svg:x2="11.602cm" svg:y2="17.004cm">
              <text:p/>
            </draw:line>
            <draw:line draw:style-name="gr329" draw:text-style-name="P1" draw:layer="layout" svg:x1="11.164cm" svg:y1="17.155cm" svg:x2="11.339cm" svg:y2="17.054cm">
              <text:p/>
            </draw:line>
            <draw:line draw:style-name="gr330" draw:text-style-name="P1" draw:layer="layout" svg:x1="11.252cm" svg:y1="17.004cm" svg:x2="11.427cm" svg:y2="16.903cm">
              <text:p/>
            </draw:line>
            <draw:line draw:style-name="gr331" draw:text-style-name="P1" draw:layer="layout" svg:x1="11.077cm" svg:y1="16.902cm" svg:x2="11.252cm" svg:y2="16.801cm">
              <text:p/>
            </draw:line>
            <draw:line draw:style-name="gr332" draw:text-style-name="P1" draw:layer="layout" svg:x1="10.902cm" svg:y1="16.801cm" svg:x2="11.077cm" svg:y2="16.7cm">
              <text:p/>
            </draw:line>
            <draw:line draw:style-name="gr333" draw:text-style-name="P1" draw:layer="layout" svg:x1="10.989cm" svg:y1="17.054cm" svg:x2="11.164cm" svg:y2="16.953cm">
              <text:p/>
            </draw:line>
            <draw:line draw:style-name="gr334" draw:text-style-name="P1" draw:layer="layout" svg:x1="10.814cm" svg:y1="16.953cm" svg:x2="10.989cm" svg:y2="16.852cm">
              <text:p/>
            </draw:line>
            <draw:line draw:style-name="gr335" draw:text-style-name="P1" draw:layer="layout" svg:x1="10.639cm" svg:y1="16.852cm" svg:x2="10.814cm" svg:y2="16.751cm">
              <text:p/>
            </draw:line>
            <draw:line draw:style-name="gr336" draw:text-style-name="P1" draw:layer="layout" svg:x1="10.727cm" svg:y1="16.7cm" svg:x2="10.902cm" svg:y2="16.599cm">
              <text:p/>
            </draw:line>
            <draw:line draw:style-name="gr337" draw:text-style-name="P1" draw:layer="layout" svg:x1="10.464cm" svg:y1="16.751cm" svg:x2="10.639cm" svg:y2="16.65cm">
              <text:p/>
            </draw:line>
            <draw:line draw:style-name="gr338" draw:text-style-name="P1" draw:layer="layout" svg:x1="10.552cm" svg:y1="16.599cm" svg:x2="10.727cm" svg:y2="16.498cm">
              <text:p/>
            </draw:line>
            <draw:line draw:style-name="gr339" draw:text-style-name="P1" draw:layer="layout" svg:x1="10.376cm" svg:y1="16.498cm" svg:x2="10.551cm" svg:y2="16.397cm">
              <text:p/>
            </draw:line>
            <draw:line draw:style-name="gr340" draw:text-style-name="P1" draw:layer="layout" svg:x1="10.289cm" svg:y1="16.649cm" svg:x2="10.464cm" svg:y2="16.548cm">
              <text:p/>
            </draw:line>
            <draw:line draw:style-name="gr341" draw:text-style-name="P1" draw:layer="layout" svg:x1="11.427cm" svg:y1="17.51cm" svg:x2="11.602cm" svg:y2="17.409cm">
              <text:p/>
            </draw:line>
            <draw:line draw:style-name="gr342" draw:text-style-name="P1" draw:layer="layout" svg:x1="11.252cm" svg:y1="17.409cm" svg:x2="11.427cm" svg:y2="17.308cm">
              <text:p/>
            </draw:line>
            <draw:line draw:style-name="gr343" draw:text-style-name="P1" draw:layer="layout" svg:x1="11.077cm" svg:y1="17.307cm" svg:x2="11.252cm" svg:y2="17.206cm">
              <text:p/>
            </draw:line>
            <draw:line draw:style-name="gr344" draw:text-style-name="P1" draw:layer="layout" svg:x1="10.989cm" svg:y1="17.459cm" svg:x2="11.164cm" svg:y2="17.358cm">
              <text:p/>
            </draw:line>
            <draw:line draw:style-name="gr345" draw:text-style-name="P1" draw:layer="layout" svg:x1="10.814cm" svg:y1="17.358cm" svg:x2="10.989cm" svg:y2="17.257cm">
              <text:p/>
            </draw:line>
            <draw:line draw:style-name="gr346" draw:text-style-name="P1" draw:layer="layout" svg:x1="10.902cm" svg:y1="17.206cm" svg:x2="11.077cm" svg:y2="17.105cm">
              <text:p/>
            </draw:line>
            <draw:line draw:style-name="gr347" draw:text-style-name="P1" draw:layer="layout" svg:x1="10.727cm" svg:y1="17.105cm" svg:x2="10.902cm" svg:y2="17.004cm">
              <text:p/>
            </draw:line>
            <draw:line draw:style-name="gr348" draw:text-style-name="P1" draw:layer="layout" svg:x1="10.552cm" svg:y1="17.004cm" svg:x2="10.727cm" svg:y2="16.903cm">
              <text:p/>
            </draw:line>
            <draw:line draw:style-name="gr349" draw:text-style-name="P1" draw:layer="layout" svg:x1="10.376cm" svg:y1="16.902cm" svg:x2="10.551cm" svg:y2="16.801cm">
              <text:p/>
            </draw:line>
            <draw:line draw:style-name="gr350" draw:text-style-name="P1" draw:layer="layout" svg:x1="10.114cm" svg:y1="16.953cm" svg:x2="10.289cm" svg:y2="16.852cm">
              <text:p/>
            </draw:line>
            <draw:line draw:style-name="gr351" draw:text-style-name="P1" draw:layer="layout" svg:x1="10.201cm" svg:y1="16.801cm" svg:x2="10.376cm" svg:y2="16.7cm">
              <text:p/>
            </draw:line>
            <draw:line draw:style-name="gr352" draw:text-style-name="P1" draw:layer="layout" svg:x1="9.939cm" svg:y1="16.852cm" svg:x2="10.114cm" svg:y2="16.751cm">
              <text:p/>
            </draw:line>
            <draw:line draw:style-name="gr353" draw:text-style-name="P1" draw:layer="layout" svg:x1="11.34cm" svg:y1="17.662cm" svg:x2="11.515cm" svg:y2="17.561cm">
              <text:p/>
            </draw:line>
            <draw:line draw:style-name="gr354" draw:text-style-name="P1" draw:layer="layout" svg:x1="11.164cm" svg:y1="17.56cm" svg:x2="11.339cm" svg:y2="17.459cm">
              <text:p/>
            </draw:line>
            <draw:polygon draw:style-name="gr355" draw:text-style-name="P1" draw:layer="layout" svg:width="2.45cm" svg:height="1.669cm" svg:x="8.713cm" svg:y="17.004cm" svg:viewBox="0 0 2451 1670" draw:points="0,253 0,0 2451,1417 2451,1670">
              <text:p/>
            </draw:polygon>
            <draw:polygon draw:style-name="gr356" draw:text-style-name="P1" draw:layer="layout" svg:width="4.201cm" svg:height="4.908cm" svg:x="8.713cm" svg:y="13.765cm" svg:viewBox="0 0 4202 4909" draw:points="1751,0 4202,1417 4202,3644 4115,3694 4115,3947 2451,4909 0,3492 0,3239 1663,2277 1663,51">
              <text:p/>
            </draw:polygon>
            <draw:polygon draw:style-name="gr357" draw:text-style-name="P1" draw:layer="layout" svg:width="1.05cm" svg:height="0.606cm" svg:x="9.764cm" svg:y="17.156cm" svg:viewBox="0 0 1051 607" draw:points="0,253 438,0 1051,354 613,607">
              <text:p/>
            </draw:polygon>
            <draw:line draw:style-name="gr358" draw:text-style-name="P1" draw:layer="layout" svg:x1="11.865cm" svg:y1="17.56cm" svg:x2="12.04cm" svg:y2="17.459cm">
              <text:p/>
            </draw:line>
            <draw:line draw:style-name="gr359" draw:text-style-name="P1" draw:layer="layout" svg:x1="11.602cm" svg:y1="17.611cm" svg:x2="11.777cm" svg:y2="17.51cm">
              <text:p/>
            </draw:line>
          </draw:g>
        </draw:g>
        <draw:connector draw:style-name="gr105" draw:text-style-name="P3" draw:layer="layout" svg:x1="4.252cm" svg:y1="13.765cm" svg:x2="6.56cm" svg:y2="10.3cm" draw:start-shape="id7" draw:start-glue-point="0" draw:end-shape="id8" draw:end-glue-point="21" svg:d="M4252 13765v-3465h2308" svg:viewBox="0 0 2309 3466">
          <text:p/>
        </draw:connector>
        <draw:connector draw:style-name="gr105" draw:text-style-name="P3" draw:layer="layout" svg:x1="11.076cm" svg:y1="13.765cm" svg:x2="9.769cm" svg:y2="10.532cm" draw:start-shape="id9" draw:start-glue-point="0" draw:end-shape="id8" draw:end-glue-point="17" svg:d="M11076 13765v-3233h-1307" svg:viewBox="0 0 1308 3234">
          <text:p/>
        </draw:connector>
        <draw:connector draw:style-name="gr105" draw:text-style-name="P3" draw:layer="layout" draw:line-skew="-2.954cm" svg:x1="8.315cm" svg:y1="9.256cm" svg:x2="13.463cm" svg:y2="3.911cm" draw:start-shape="id8" draw:start-glue-point="0" svg:d="M8315 9256v-5889h5148v544" svg:viewBox="0 0 5149 5890">
          <text:p/>
        </draw:connector>
        <draw:connector draw:style-name="gr105" draw:text-style-name="P3" draw:layer="layout" draw:line-skew="-1.193cm" svg:x1="16.494cm" svg:y1="3.911cm" svg:x2="20.458cm" svg:y2="6.464cm" draw:end-shape="id10" draw:end-glue-point="18" svg:d="M16494 3911v-498h3964v3051" svg:viewBox="0 0 3965 3052">
          <text:p/>
        </draw:connector>
        <draw:connector draw:style-name="gr105" draw:text-style-name="P3" draw:layer="layout" svg:x1="21.863cm" svg:y1="6.986cm" svg:x2="25.237cm" svg:y2="8.741cm" draw:start-shape="id10" draw:start-glue-point="1" draw:end-shape="id11" draw:end-glue-point="0" svg:d="M21863 6986h3374v1755" svg:viewBox="0 0 3375 1756">
          <text:p/>
        </draw:connector>
        <draw:connector draw:style-name="gr105" draw:text-style-name="P3" draw:layer="layout" draw:line-skew="-0.398cm" svg:x1="17.841cm" svg:y1="13.7cm" svg:x2="20.049cm" svg:y2="7.585cm" draw:start-shape="id12" draw:start-glue-point="0" draw:end-shape="id10" draw:end-glue-point="25" svg:d="M17841 13700v-3175h2208v-2940" svg:viewBox="0 0 2209 6116">
          <text:p/>
        </draw:connector>
        <draw:connector draw:style-name="gr360" draw:text-style-name="P3" draw:layer="layout" svg:x1="25.432cm" svg:y1="12.429cm" svg:x2="24.699cm" svg:y2="13.765cm" draw:start-shape="id11" draw:start-glue-point="10" draw:end-shape="id13" draw:end-glue-point="0" svg:d="M25432 12429v669h-733v667" svg:viewBox="0 0 734 1337">
          <text:p/>
        </draw:connector>
        <draw:frame draw:style-name="gr361" draw:layer="layout" svg:width="1.311cm" svg:height="0.962cm" svg:x="4.683cm" svg:y="13.065cm">
          <draw:text-box>
            <text:p>H1</text:p>
          </draw:text-box>
        </draw:frame>
        <draw:frame draw:style-name="gr362" draw:layer="layout" svg:width="1.311cm" svg:height="0.963cm" svg:x="18.78cm" svg:y="13.065cm">
          <draw:text-box>
            <text:p>H3</text:p>
          </draw:text-box>
        </draw:frame>
        <draw:frame draw:style-name="gr362" draw:layer="layout" svg:width="1.311cm" svg:height="0.963cm" svg:x="11.881cm" svg:y="13.118cm">
          <draw:text-box>
            <text:p>H2</text:p>
          </draw:text-box>
        </draw:frame>
        <draw:frame draw:style-name="gr362" draw:layer="layout" svg:width="1.311cm" svg:height="0.963cm" svg:x="25.638cm" svg:y="13.065cm">
          <draw:text-box>
            <text:p>H4</text:p>
          </draw:text-box>
        </draw:frame>
        <draw:frame draw:style-name="gr106" draw:layer="layout" svg:width="1.349cm" svg:height="0.962cm" svg:x="25.573cm" svg:y="7.939cm">
          <draw:text-box>
            <text:p>AP</text:p>
          </draw:text-box>
        </draw:frame>
        <draw:frame draw:style-name="gr106" draw:layer="layout" svg:width="2.369cm" svg:height="0.962cm" svg:x="21.066cm" svg:y="5.572cm">
          <draw:text-box>
            <text:p>Switch</text:p>
          </draw:text-box>
        </draw:frame>
        <draw:frame draw:style-name="gr363" draw:layer="layout" svg:width="1.662cm" svg:height="0.962cm" svg:x="8.747cm" svg:y="8.493cm">
          <draw:text-box>
            <text:p>Hub</text:p>
          </draw:text-box>
        </draw:frame>
        <draw:frame draw:style-name="gr106" draw:layer="layout" svg:width="2.403cm" svg:height="0.962cm" svg:x="16.494cm" svg:y="2.143cm">
          <draw:text-box>
            <text:p>Router</text:p>
          </draw:text-box>
        </draw:frame>
        <draw:g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364" draw:text-style-name="P1" draw:layer="layout" svg:width="1.757cm" svg:height="1.1cm" svg:x="15.263cm" svg:y="3.879cm" svg:viewBox="0 0 1758 1101" svg:d="M0 1101c402 0 1758-423 1758-762s-146-339-293-339c0 254-1465 761-1465 1101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365" draw:text-style-name="P1" draw:layer="layout" svg:width="1.464cm" svg:height="1.439cm" svg:x="15.263cm" svg:y="3.54cm" svg:viewBox="0 0 1465 1440" draw:points="0,1440 0,847 1465,0 1465,593">
              <text:p/>
            </draw:polygon>
            <draw:polygon draw:style-name="gr366" draw:text-style-name="P1" draw:layer="layout" svg:width="3.662cm" svg:height="2.116cm" svg:x="13.065cm" svg:y="2.27cm" svg:viewBox="0 0 3663 2117" draw:points="2198,2117 0,847 1465,0 3663,1270">
              <text:p/>
            </draw:polygon>
            <draw:polygon draw:style-name="gr367" draw:text-style-name="P1" draw:layer="layout" svg:width="2.197cm" svg:height="1.862cm" svg:x="13.065cm" svg:y="3.117cm" svg:viewBox="0 0 2198 1863" draw:points="0,593 0,0 2198,1270 2198,1863">
              <text:p/>
            </draw:polygon>
            <draw:polygon draw:style-name="gr368" draw:text-style-name="P1" draw:layer="layout" svg:width="3.662cm" svg:height="2.709cm" svg:x="13.065cm" svg:y="2.27cm" svg:viewBox="0 0 3663 2710" draw:points="0,1440 0,847 1465,0 3663,1270 3663,1863 2198,2710">
              <text:p/>
            </draw:polygon>
            <draw:polygon draw:style-name="gr369" draw:text-style-name="P1" draw:layer="layout" svg:width="0.146cm" svg:height="0.338cm" svg:x="14.823cm" svg:y="4.303cm" svg:viewBox="0 0 147 339" draw:points="0,254 0,0 147,85 147,339">
              <text:p/>
            </draw:polygon>
            <draw:polygon draw:style-name="gr370" draw:text-style-name="P1" draw:layer="layout" svg:width="0.146cm" svg:height="0.338cm" svg:x="14.53cm" svg:y="4.133cm" svg:viewBox="0 0 147 339" draw:points="0,254 0,0 147,85 147,339">
              <text:p/>
            </draw:polygon>
            <draw:line draw:style-name="gr371" draw:text-style-name="P1" draw:layer="layout" svg:x1="13.212cm" svg:y1="3.371cm" svg:x2="14.384cm" svg:y2="4.049cm">
              <text:p/>
            </draw:line>
            <draw:line draw:style-name="gr372" draw:text-style-name="P1" draw:layer="layout" svg:x1="13.212cm" svg:y1="3.456cm" svg:x2="14.384cm" svg:y2="4.134cm">
              <text:p/>
            </draw:line>
            <draw:line draw:style-name="gr373" draw:text-style-name="P1" draw:layer="layout" svg:x1="13.212cm" svg:y1="3.54cm" svg:x2="14.384cm" svg:y2="4.218cm">
              <text:p/>
            </draw:line>
            <draw:line draw:style-name="gr374" draw:text-style-name="P1" draw:layer="layout" svg:x1="13.212cm" svg:y1="3.625cm" svg:x2="14.384cm" svg:y2="4.303cm">
              <text:p/>
            </draw:line>
          </draw:g>
        </draw:g>
        <draw:g xml:id="id10" draw:id="id10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427cm" svg:y="-0.75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2cm" svg:y="-0.431cm"/>
          <draw:glue-point draw:id="24" svg:x="-1.894cm" svg:y="1.379cm"/>
          <draw:glue-point draw:id="25" svg:x="-0.168cm" svg:y="2.586cm"/>
          <draw:path draw:style-name="gr375" draw:text-style-name="P1" draw:layer="layout" svg:width="1.303cm" svg:height="0.869cm" svg:x="20.559cm" svg:y="7.276cm" svg:viewBox="0 0 1304 870" svg:d="M0 870c276 0 1304-290 1304-522s-25-348-301-348c0 174-1003 637-1003 870z">
            <text:p/>
          </draw:path>
          <draw:g>
            <draw:polygon draw:style-name="gr376" draw:text-style-name="P1" draw:layer="layout" svg:width="2.206cm" svg:height="1.739cm" svg:x="18.352cm" svg:y="6.406cm" svg:viewBox="0 0 2207 1740" draw:points="0,464 0,0 2207,1276 2207,1740">
              <text:p/>
            </draw:polygon>
            <draw:polygon draw:style-name="gr377" draw:text-style-name="P1" draw:layer="layout" svg:width="1.002cm" svg:height="1.043cm" svg:x="20.559cm" svg:y="7.102cm" svg:viewBox="0 0 1003 1044" draw:points="0,1044 0,580 1003,0 1003,464">
              <text:p/>
            </draw:polygon>
            <draw:polygon draw:style-name="gr378" draw:text-style-name="P1" draw:layer="layout" svg:width="3.21cm" svg:height="1.855cm" svg:x="18.352cm" svg:y="5.826cm" svg:viewBox="0 0 3211 1856" draw:points="2207,1856 0,580 1003,0 3211,1276">
              <text:p/>
            </draw:polygon>
            <draw:polygon draw:style-name="gr379" draw:text-style-name="P1" draw:layer="layout" svg:width="0.2cm" svg:height="0.347cm" svg:x="20.258cm" svg:y="7.624cm" svg:viewBox="0 0 201 348" draw:points="0,232 0,0 201,116 201,348">
              <text:p/>
            </draw:polygon>
            <draw:polygon draw:style-name="gr380" draw:text-style-name="P1" draw:layer="layout" svg:width="3.21cm" svg:height="2.319cm" svg:x="18.352cm" svg:y="5.826cm" svg:viewBox="0 0 3211 2320" draw:points="0,1044 0,580 1003,0 3211,1276 3211,1740 2207,2320">
              <text:p/>
            </draw:polygon>
            <draw:polygon draw:style-name="gr381" draw:text-style-name="P1" draw:layer="layout" svg:width="0.099cm" svg:height="0.173cm" svg:x="18.553cm" svg:y="6.696cm" svg:viewBox="0 0 100 174" draw:points="0,116 0,0 100,58 100,174">
              <text:p/>
            </draw:polygon>
            <draw:polygon draw:style-name="gr382" draw:text-style-name="P1" draw:layer="layout" svg:width="0.099cm" svg:height="0.173cm" svg:x="18.753cm" svg:y="6.812cm" svg:viewBox="0 0 100 174" draw:points="0,116 0,0 100,58 100,174">
              <text:p/>
            </draw:polygon>
            <draw:polygon draw:style-name="gr383" draw:text-style-name="P1" draw:layer="layout" svg:width="0.099cm" svg:height="0.173cm" svg:x="18.954cm" svg:y="6.928cm" svg:viewBox="0 0 100 174" draw:points="0,116 0,0 100,58 100,174">
              <text:p/>
            </draw:polygon>
            <draw:polygon draw:style-name="gr384" draw:text-style-name="P1" draw:layer="layout" svg:width="0.099cm" svg:height="0.173cm" svg:x="19.155cm" svg:y="7.044cm" svg:viewBox="0 0 100 174" draw:points="0,116 0,0 100,58 100,174">
              <text:p/>
            </draw:polygon>
            <draw:polygon draw:style-name="gr385" draw:text-style-name="P1" draw:layer="layout" svg:width="0.099cm" svg:height="0.173cm" svg:x="19.355cm" svg:y="7.16cm" svg:viewBox="0 0 100 174" draw:points="0,116 0,0 100,58 100,174">
              <text:p/>
            </draw:polygon>
            <draw:polygon draw:style-name="gr386" draw:text-style-name="P1" draw:layer="layout" svg:width="0.099cm" svg:height="0.173cm" svg:x="19.556cm" svg:y="7.276cm" svg:viewBox="0 0 100 174" draw:points="0,116 0,0 100,58 100,174">
              <text:p/>
            </draw:polygon>
            <draw:polygon draw:style-name="gr387" draw:text-style-name="P1" draw:layer="layout" svg:width="0.099cm" svg:height="0.173cm" svg:x="19.757cm" svg:y="7.392cm" svg:viewBox="0 0 100 174" draw:points="0,116 0,0 100,58 100,174">
              <text:p/>
            </draw:polygon>
            <draw:polygon draw:style-name="gr388" draw:text-style-name="P1" draw:layer="layout" svg:width="0.099cm" svg:height="0.173cm" svg:x="19.957cm" svg:y="7.508cm" svg:viewBox="0 0 100 174" draw:points="0,116 0,0 100,58 100,174">
              <text:p/>
            </draw:polygon>
          </draw:g>
        </draw:g>
        <draw:g xml:id="id8" draw:id="id8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323cm" svg:y="-1.077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31cm" svg:y="-0.474cm"/>
          <draw:glue-point draw:id="24" svg:x="-2.942cm" svg:y="0.129cm"/>
          <draw:glue-point draw:id="25" svg:x="-2.597cm" svg:y="0.431cm"/>
          <draw:glue-point draw:id="26" svg:x="-1.216cm" svg:y="1.637cm"/>
          <draw:glue-point draw:id="27" svg:x="-0.868cm" svg:y="2.241cm"/>
          <draw:path draw:style-name="gr389" draw:text-style-name="P1" draw:layer="layout" svg:width="1.303cm" svg:height="0.869cm" svg:x="8.767cm" svg:y="10.706cm" svg:viewBox="0 0 1304 870" svg:d="M0 870c276 0 1304-290 1304-522s-25-348-301-348c0 174-1003 637-1003 870z">
            <text:p/>
          </draw:path>
          <draw:g>
            <draw:polygon draw:style-name="gr390" draw:text-style-name="P1" draw:layer="layout" svg:width="2.206cm" svg:height="1.739cm" svg:x="6.56cm" svg:y="9.836cm" svg:viewBox="0 0 2207 1740" draw:points="0,464 0,0 2207,1276 2207,1740">
              <text:p/>
            </draw:polygon>
            <draw:polygon draw:style-name="gr391" draw:text-style-name="P1" draw:layer="layout" svg:width="1.002cm" svg:height="1.043cm" svg:x="8.767cm" svg:y="10.532cm" svg:viewBox="0 0 1003 1044" draw:points="0,1044 0,580 1003,0 1003,464">
              <text:p/>
            </draw:polygon>
            <draw:polygon draw:style-name="gr392" draw:text-style-name="P1" draw:layer="layout" svg:width="3.21cm" svg:height="1.855cm" svg:x="6.56cm" svg:y="9.256cm" svg:viewBox="0 0 3211 1856" draw:points="2207,1856 0,580 1003,0 3211,1276">
              <text:p/>
            </draw:polygon>
            <draw:polygon draw:style-name="gr393" draw:text-style-name="P1" draw:layer="layout" svg:width="0.2cm" svg:height="0.347cm" svg:x="8.466cm" svg:y="11.054cm" svg:viewBox="0 0 201 348" draw:points="0,232 0,0 201,116 201,348">
              <text:p/>
            </draw:polygon>
            <draw:polygon draw:style-name="gr394" draw:text-style-name="P1" draw:layer="layout" svg:width="3.21cm" svg:height="2.319cm" svg:x="6.56cm" svg:y="9.256cm" svg:viewBox="0 0 3211 2320" draw:points="0,1044 0,580 1003,0 3211,1276 3211,1740 2207,2320">
              <text:p/>
            </draw:polygon>
            <draw:polygon draw:style-name="gr395" draw:text-style-name="P1" draw:layer="layout" svg:width="0.099cm" svg:height="0.173cm" svg:x="6.761cm" svg:y="10.126cm" svg:viewBox="0 0 100 174" draw:points="0,116 0,0 100,58 100,174">
              <text:p/>
            </draw:polygon>
            <draw:polygon draw:style-name="gr396" draw:text-style-name="P1" draw:layer="layout" svg:width="0.099cm" svg:height="0.173cm" svg:x="6.961cm" svg:y="10.242cm" svg:viewBox="0 0 100 174" draw:points="0,116 0,0 100,58 100,174">
              <text:p/>
            </draw:polygon>
            <draw:polygon draw:style-name="gr397" draw:text-style-name="P1" draw:layer="layout" svg:width="0.099cm" svg:height="0.173cm" svg:x="7.162cm" svg:y="10.358cm" svg:viewBox="0 0 100 174" draw:points="0,116 0,0 100,58 100,174">
              <text:p/>
            </draw:polygon>
            <draw:polygon draw:style-name="gr398" draw:text-style-name="P1" draw:layer="layout" svg:width="0.099cm" svg:height="0.173cm" svg:x="7.363cm" svg:y="10.474cm" svg:viewBox="0 0 100 174" draw:points="0,116 0,0 100,58 100,174">
              <text:p/>
            </draw:polygon>
            <draw:polygon draw:style-name="gr399" draw:text-style-name="P1" draw:layer="layout" svg:width="0.099cm" svg:height="0.173cm" svg:x="7.563cm" svg:y="10.59cm" svg:viewBox="0 0 100 174" draw:points="0,116 0,0 100,58 100,174">
              <text:p/>
            </draw:polygon>
            <draw:polygon draw:style-name="gr400" draw:text-style-name="P1" draw:layer="layout" svg:width="0.099cm" svg:height="0.173cm" svg:x="7.764cm" svg:y="10.706cm" svg:viewBox="0 0 100 174" draw:points="0,116 0,0 100,58 100,174">
              <text:p/>
            </draw:polygon>
            <draw:polygon draw:style-name="gr401" draw:text-style-name="P1" draw:layer="layout" svg:width="0.099cm" svg:height="0.173cm" svg:x="7.965cm" svg:y="10.822cm" svg:viewBox="0 0 100 174" draw:points="0,116 0,0 100,58 100,174">
              <text:p/>
            </draw:polygon>
            <draw:polygon draw:style-name="gr402" draw:text-style-name="P1" draw:layer="layout" svg:width="0.099cm" svg:height="0.173cm" svg:x="8.165cm" svg:y="10.938cm" svg:viewBox="0 0 100 174" draw:points="0,116 0,0 100,58 100,174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adornments="Bold Ital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Axial_20_V" draw:display-name="VRT Light Axial V" draw:style="axial" draw:start-color="#7fb9dd" draw:end-color="#0073bc" draw:start-intensity="100%" draw:end-intensity="100%" draw:angle="0" draw:border="0%"/>
    <draw:gradient draw:name="VRT_20_Light_20_Linear_20_L" draw:display-name="VRT Light Linear L" draw:style="linear" draw:start-color="#0073bc" draw:end-color="#7fb9dd" draw:start-intensity="100%" draw:end-intensity="100%" draw:angle="900" draw:border="1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08-04T12:10:14.511741523</meta:creation-date>
    <dc:date>2014-08-04T15:48:53.494241759</dc:date>
    <dc:creator>Eduardo Grosclaude</dc:creator>
    <meta:editing-duration>PT3H33M7S</meta:editing-duration>
    <meta:editing-cycles>8</meta:editing-cycles>
    <meta:generator>LibreOffice/4.2.5.2$Linux_x86 LibreOffice_project/61cb170a04bb1f12e77c884eab9192be736ec5f5</meta:generator>
    <meta:document-statistic meta:object-count="450"/>
  </office:meta>
</office:document-meta>
</file>